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90mm" svg:x="67.85mm" svg:y="144.91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2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.4189" calcext:value-type="float">
            <text:p>3.4189</text:p>
          </table:table-cell>
          <table:table-cell office:value-type="float" office:value="4.1813" calcext:value-type="float">
            <text:p>4.1813</text:p>
          </table:table-cell>
          <table:table-cell office:value-type="float" office:value="4.0107" calcext:value-type="float">
            <text:p>4.0107</text:p>
          </table:table-cell>
          <table:table-cell office:value-type="float" office:value="3.0374" calcext:value-type="float">
            <text:p>3.0374</text:p>
          </table:table-cell>
          <table:table-cell office:value-type="float" office:value="0.9419" calcext:value-type="float">
            <text:p>0.9419</text:p>
          </table:table-cell>
          <table:table-cell office:value-type="float" office:value="2.6015" calcext:value-type="float">
            <text:p>2.6015</text:p>
          </table:table-cell>
          <table:table-cell office:value-type="float" office:value="3.3056" calcext:value-type="float">
            <text:p>3.3056</text:p>
          </table:table-cell>
          <table:table-cell office:value-type="float" office:value="0.5978" calcext:value-type="float">
            <text:p>0.5978</text:p>
          </table:table-cell>
          <table:table-cell office:value-type="float" office:value="3.8656" calcext:value-type="float">
            <text:p>3.8656</text:p>
          </table:table-cell>
          <table:table-cell office:value-type="float" office:value="4.4678" calcext:value-type="float">
            <text:p>4.4678</text:p>
          </table:table-cell>
          <table:table-cell office:value-type="float" office:value="3.8421" calcext:value-type="float">
            <text:p>3.8421</text:p>
          </table:table-cell>
          <table:table-cell office:value-type="float" office:value="5.3993" calcext:value-type="float">
            <text:p>5.3993</text:p>
          </table:table-cell>
          <table:table-cell office:value-type="float" office:value="3.2192" calcext:value-type="float">
            <text:p>3.2192</text:p>
          </table:table-cell>
          <table:table-cell office:value-type="float" office:value="5.237" calcext:value-type="float">
            <text:p>5.237</text:p>
          </table:table-cell>
          <table:table-cell office:value-type="float" office:value="3.2898" calcext:value-type="float">
            <text:p>3.2898</text:p>
          </table:table-cell>
          <table:table-cell office:value-type="float" office:value="3.7836" calcext:value-type="float">
            <text:p>3.7836</text:p>
          </table:table-cell>
          <table:table-cell office:value-type="float" office:value="4.3959" calcext:value-type="float">
            <text:p>4.3959</text:p>
          </table:table-cell>
          <table:table-cell office:value-type="float" office:value="4.0614" calcext:value-type="float">
            <text:p>4.06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3.3242" calcext:value-type="float">
            <text:p>3.3242</text:p>
          </table:table-cell>
          <table:table-cell office:value-type="float" office:value="4.2056" calcext:value-type="float">
            <text:p>4.2056</text:p>
          </table:table-cell>
          <table:table-cell office:value-type="float" office:value="3.9958" calcext:value-type="float">
            <text:p>3.9958</text:p>
          </table:table-cell>
          <table:table-cell office:value-type="float" office:value="3.0387" calcext:value-type="float">
            <text:p>3.0387</text:p>
          </table:table-cell>
          <table:table-cell office:value-type="float" office:value="0.9381" calcext:value-type="float">
            <text:p>0.9381</text:p>
          </table:table-cell>
          <table:table-cell office:value-type="float" office:value="2.5691" calcext:value-type="float">
            <text:p>2.5691</text:p>
          </table:table-cell>
          <table:table-cell office:value-type="float" office:value="3.1689" calcext:value-type="float">
            <text:p>3.1689</text:p>
          </table:table-cell>
          <table:table-cell office:value-type="float" office:value="0.5888" calcext:value-type="float">
            <text:p>0.5888</text:p>
          </table:table-cell>
          <table:table-cell office:value-type="float" office:value="3.8937" calcext:value-type="float">
            <text:p>3.8937</text:p>
          </table:table-cell>
          <table:table-cell office:value-type="float" office:value="4.4815" calcext:value-type="float">
            <text:p>4.4815</text:p>
          </table:table-cell>
          <table:table-cell office:value-type="float" office:value="3.7908" calcext:value-type="float">
            <text:p>3.7908</text:p>
          </table:table-cell>
          <table:table-cell office:value-type="float" office:value="5.387" calcext:value-type="float">
            <text:p>5.387</text:p>
          </table:table-cell>
          <table:table-cell office:value-type="float" office:value="3.1793" calcext:value-type="float">
            <text:p>3.1793</text:p>
          </table:table-cell>
          <table:table-cell office:value-type="float" office:value="5.1885" calcext:value-type="float">
            <text:p>5.1885</text:p>
          </table:table-cell>
          <table:table-cell office:value-type="float" office:value="3.2296" calcext:value-type="float">
            <text:p>3.2296</text:p>
          </table:table-cell>
          <table:table-cell office:value-type="float" office:value="3.785" calcext:value-type="float">
            <text:p>3.785</text:p>
          </table:table-cell>
          <table:table-cell office:value-type="float" office:value="4.401" calcext:value-type="float">
            <text:p>4.401</text:p>
          </table:table-cell>
          <table:table-cell office:value-type="float" office:value="4.0489" calcext:value-type="float">
            <text:p>4.04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3.3704" calcext:value-type="float">
            <text:p>3.3704</text:p>
          </table:table-cell>
          <table:table-cell office:value-type="float" office:value="4.1902" calcext:value-type="float">
            <text:p>4.1902</text:p>
          </table:table-cell>
          <table:table-cell office:value-type="float" office:value="4.0023" calcext:value-type="float">
            <text:p>4.0023</text:p>
          </table:table-cell>
          <table:table-cell office:value-type="float" office:value="3.0377" calcext:value-type="float">
            <text:p>3.0377</text:p>
          </table:table-cell>
          <table:table-cell office:value-type="float" office:value="0.9418" calcext:value-type="float">
            <text:p>0.9418</text:p>
          </table:table-cell>
          <table:table-cell office:value-type="float" office:value="2.5979" calcext:value-type="float">
            <text:p>2.5979</text:p>
          </table:table-cell>
          <table:table-cell office:value-type="float" office:value="3.2077" calcext:value-type="float">
            <text:p>3.2077</text:p>
          </table:table-cell>
          <table:table-cell office:value-type="float" office:value="0.5972" calcext:value-type="float">
            <text:p>0.5972</text:p>
          </table:table-cell>
          <table:table-cell office:value-type="float" office:value="3.9036" calcext:value-type="float">
            <text:p>3.9036</text:p>
          </table:table-cell>
          <table:table-cell office:value-type="float" office:value="4.4703" calcext:value-type="float">
            <text:p>4.4703</text:p>
          </table:table-cell>
          <table:table-cell office:value-type="float" office:value="3.8056" calcext:value-type="float">
            <text:p>3.8056</text:p>
          </table:table-cell>
          <table:table-cell office:value-type="float" office:value="5.406" calcext:value-type="float">
            <text:p>5.406</text:p>
          </table:table-cell>
          <table:table-cell office:value-type="float" office:value="3.1861" calcext:value-type="float">
            <text:p>3.1861</text:p>
          </table:table-cell>
          <table:table-cell office:value-type="float" office:value="5.2673" calcext:value-type="float">
            <text:p>5.2673</text:p>
          </table:table-cell>
          <table:table-cell office:value-type="float" office:value="3.2956" calcext:value-type="float">
            <text:p>3.2956</text:p>
          </table:table-cell>
          <table:table-cell office:value-type="float" office:value="3.7841" calcext:value-type="float">
            <text:p>3.7841</text:p>
          </table:table-cell>
          <table:table-cell office:value-type="float" office:value="4.4003" calcext:value-type="float">
            <text:p>4.4003</text:p>
          </table:table-cell>
          <table:table-cell office:value-type="float" office:value="4.0811" calcext:value-type="float">
            <text:p>4.081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3.3548" calcext:value-type="float">
            <text:p>3.3548</text:p>
          </table:table-cell>
          <table:table-cell office:value-type="float" office:value="4.1901" calcext:value-type="float">
            <text:p>4.1901</text:p>
          </table:table-cell>
          <table:table-cell office:value-type="float" office:value="4.0029" calcext:value-type="float">
            <text:p>4.0029</text:p>
          </table:table-cell>
          <table:table-cell office:value-type="float" office:value="3.0372" calcext:value-type="float">
            <text:p>3.0372</text:p>
          </table:table-cell>
          <table:table-cell office:value-type="float" office:value="0.9415" calcext:value-type="float">
            <text:p>0.9415</text:p>
          </table:table-cell>
          <table:table-cell office:value-type="float" office:value="2.5813" calcext:value-type="float">
            <text:p>2.5813</text:p>
          </table:table-cell>
          <table:table-cell office:value-type="float" office:value="3.1914" calcext:value-type="float">
            <text:p>3.1914</text:p>
          </table:table-cell>
          <table:table-cell office:value-type="float" office:value="0.597" calcext:value-type="float">
            <text:p>0.597</text:p>
          </table:table-cell>
          <table:table-cell office:value-type="float" office:value="3.9039" calcext:value-type="float">
            <text:p>3.9039</text:p>
          </table:table-cell>
          <table:table-cell office:value-type="float" office:value="4.4703" calcext:value-type="float">
            <text:p>4.4703</text:p>
          </table:table-cell>
          <table:table-cell office:value-type="float" office:value="3.8063" calcext:value-type="float">
            <text:p>3.8063</text:p>
          </table:table-cell>
          <table:table-cell office:value-type="float" office:value="5.4022" calcext:value-type="float">
            <text:p>5.4022</text:p>
          </table:table-cell>
          <table:table-cell office:value-type="float" office:value="3.1861" calcext:value-type="float">
            <text:p>3.1861</text:p>
          </table:table-cell>
          <table:table-cell office:value-type="float" office:value="5.2676" calcext:value-type="float">
            <text:p>5.2676</text:p>
          </table:table-cell>
          <table:table-cell office:value-type="float" office:value="3.2955" calcext:value-type="float">
            <text:p>3.2955</text:p>
          </table:table-cell>
          <table:table-cell office:value-type="float" office:value="3.7872" calcext:value-type="float">
            <text:p>3.7872</text:p>
          </table:table-cell>
          <table:table-cell office:value-type="float" office:value="4.4003" calcext:value-type="float">
            <text:p>4.4003</text:p>
          </table:table-cell>
          <table:table-cell office:value-type="float" office:value="4.0705" calcext:value-type="float">
            <text:p>4.0705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0.972301032495832" calcext:value-type="float">
            <text:p>0.972301032495832</text:p>
          </table:table-cell>
          <table:table-cell table:formula="of:=[.F9]/[.F$8]" office:value-type="float" office:value="1.00581158969698" calcext:value-type="float">
            <text:p>1.00581158969698</text:p>
          </table:table-cell>
          <table:table-cell table:formula="of:=[.G9]/[.G$8]" office:value-type="float" office:value="0.996284937791408" calcext:value-type="float">
            <text:p>0.996284937791408</text:p>
          </table:table-cell>
          <table:table-cell table:formula="of:=[.H9]/[.H$8]" office:value-type="float" office:value="1.00042799762955" calcext:value-type="float">
            <text:p>1.00042799762955</text:p>
          </table:table-cell>
          <table:table-cell table:formula="of:=[.I9]/[.I$8]" office:value-type="float" office:value="0.99596560144389" calcext:value-type="float">
            <text:p>0.99596560144389</text:p>
          </table:table-cell>
          <table:table-cell table:formula="of:=[.J9]/[.J$8]" office:value-type="float" office:value="0.987545646742264" calcext:value-type="float">
            <text:p>0.987545646742264</text:p>
          </table:table-cell>
          <table:table-cell table:formula="of:=[.K9]/[.K$8]" office:value-type="float" office:value="0.958645934172314" calcext:value-type="float">
            <text:p>0.958645934172314</text:p>
          </table:table-cell>
          <table:table-cell table:formula="of:=[.L9]/[.L$8]" office:value-type="float" office:value="0.984944797591167" calcext:value-type="float">
            <text:p>0.984944797591167</text:p>
          </table:table-cell>
          <table:table-cell table:formula="of:=[.M9]/[.M$8]" office:value-type="float" office:value="1.00726924668874" calcext:value-type="float">
            <text:p>1.00726924668874</text:p>
          </table:table-cell>
          <table:table-cell table:formula="of:=[.N9]/[.N$8]" office:value-type="float" office:value="1.00306638614083" calcext:value-type="float">
            <text:p>1.00306638614083</text:p>
          </table:table-cell>
          <table:table-cell table:formula="of:=[.O9]/[.O$8]" office:value-type="float" office:value="0.986647926914968" calcext:value-type="float">
            <text:p>0.986647926914968</text:p>
          </table:table-cell>
          <table:table-cell table:formula="of:=[.P9]/[.P$8]" office:value-type="float" office:value="0.997721926916452" calcext:value-type="float">
            <text:p>0.997721926916452</text:p>
          </table:table-cell>
          <table:table-cell table:formula="of:=[.Q9]/[.Q$8]" office:value-type="float" office:value="0.987605616302187" calcext:value-type="float">
            <text:p>0.987605616302187</text:p>
          </table:table-cell>
          <table:table-cell table:formula="of:=[.R9]/[.R$8]" office:value-type="float" office:value="0.990738972694291" calcext:value-type="float">
            <text:p>0.990738972694291</text:p>
          </table:table-cell>
          <table:table-cell table:formula="of:=[.S9]/[.S$8]" office:value-type="float" office:value="0.981701015259286" calcext:value-type="float">
            <text:p>0.981701015259286</text:p>
          </table:table-cell>
          <table:table-cell table:formula="of:=[.T9]/[.T$8]" office:value-type="float" office:value="1.0003700179723" calcext:value-type="float">
            <text:p>1.0003700179723</text:p>
          </table:table-cell>
          <table:table-cell table:formula="of:=[.U9]/[.U$8]" office:value-type="float" office:value="1.00116017197843" calcext:value-type="float">
            <text:p>1.00116017197843</text:p>
          </table:table-cell>
          <table:table-cell table:formula="of:=[.V9]/[.V$8]" office:value-type="float" office:value="0.996922243561333" calcext:value-type="float">
            <text:p>0.996922243561333</text:p>
          </table:table-cell>
          <table:table-cell/>
          <table:table-cell table:formula="of:=GEOMEAN([.E14:.V14])" office:value-type="float" office:value="0.99187854833524" calcext:value-type="float">
            <text:p>0.991878548335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85814150750241" calcext:value-type="float">
            <text:p>0.985814150750241</text:p>
          </table:table-cell>
          <table:table-cell table:formula="of:=[.F10]/[.F$8]" office:value-type="float" office:value="1.00212852462153" calcext:value-type="float">
            <text:p>1.00212852462153</text:p>
          </table:table-cell>
          <table:table-cell table:formula="of:=[.G10]/[.G$8]" office:value-type="float" office:value="0.997905602513277" calcext:value-type="float">
            <text:p>0.997905602513277</text:p>
          </table:table-cell>
          <table:table-cell table:formula="of:=[.H10]/[.H$8]" office:value-type="float" office:value="1.00009876868374" calcext:value-type="float">
            <text:p>1.00009876868374</text:p>
          </table:table-cell>
          <table:table-cell table:formula="of:=[.I10]/[.I$8]" office:value-type="float" office:value="0.999893831616944" calcext:value-type="float">
            <text:p>0.999893831616944</text:p>
          </table:table-cell>
          <table:table-cell table:formula="of:=[.J10]/[.J$8]" office:value-type="float" office:value="0.998616182971363" calcext:value-type="float">
            <text:p>0.998616182971363</text:p>
          </table:table-cell>
          <table:table-cell table:formula="of:=[.K10]/[.K$8]" office:value-type="float" office:value="0.970383591481123" calcext:value-type="float">
            <text:p>0.970383591481123</text:p>
          </table:table-cell>
          <table:table-cell table:formula="of:=[.L10]/[.L$8]" office:value-type="float" office:value="0.998996319839411" calcext:value-type="float">
            <text:p>0.998996319839411</text:p>
          </table:table-cell>
          <table:table-cell table:formula="of:=[.M10]/[.M$8]" office:value-type="float" office:value="1.00983029801325" calcext:value-type="float">
            <text:p>1.00983029801325</text:p>
          </table:table-cell>
          <table:table-cell table:formula="of:=[.N10]/[.N$8]" office:value-type="float" office:value="1.00055955951475" calcext:value-type="float">
            <text:p>1.00055955951475</text:p>
          </table:table-cell>
          <table:table-cell table:formula="of:=[.O10]/[.O$8]" office:value-type="float" office:value="0.990499986986283" calcext:value-type="float">
            <text:p>0.990499986986283</text:p>
          </table:table-cell>
          <table:table-cell table:formula="of:=[.P10]/[.P$8]" office:value-type="float" office:value="1.00124090159836" calcext:value-type="float">
            <text:p>1.00124090159836</text:p>
          </table:table-cell>
          <table:table-cell table:formula="of:=[.Q10]/[.Q$8]" office:value-type="float" office:value="0.989717942345925" calcext:value-type="float">
            <text:p>0.989717942345925</text:p>
          </table:table-cell>
          <table:table-cell table:formula="of:=[.R10]/[.R$8]" office:value-type="float" office:value="1.00578575520336" calcext:value-type="float">
            <text:p>1.00578575520336</text:p>
          </table:table-cell>
          <table:table-cell table:formula="of:=[.S10]/[.S$8]" office:value-type="float" office:value="1.00176302510791" calcext:value-type="float">
            <text:p>1.00176302510791</text:p>
          </table:table-cell>
          <table:table-cell table:formula="of:=[.T10]/[.T$8]" office:value-type="float" office:value="1.00013214927582" calcext:value-type="float">
            <text:p>1.00013214927582</text:p>
          </table:table-cell>
          <table:table-cell table:formula="of:=[.U10]/[.U$8]" office:value-type="float" office:value="1.00100093268728" calcext:value-type="float">
            <text:p>1.00100093268728</text:p>
          </table:table-cell>
          <table:table-cell table:formula="of:=[.V10]/[.V$8]" office:value-type="float" office:value="1.00485054414734" calcext:value-type="float">
            <text:p>1.00485054414734</text:p>
          </table:table-cell>
          <table:table-cell/>
          <table:table-cell table:formula="of:=GEOMEAN([.E15:.V15])" office:value-type="float" office:value="0.997696274598654" calcext:value-type="float">
            <text:p>0.9976962745986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0.98125127965135" calcext:value-type="float">
            <text:p>0.98125127965135</text:p>
          </table:table-cell>
          <table:table-cell table:formula="of:=[.F11]/[.F$8]" office:value-type="float" office:value="1.00210460861455" calcext:value-type="float">
            <text:p>1.00210460861455</text:p>
          </table:table-cell>
          <table:table-cell table:formula="of:=[.G11]/[.G$8]" office:value-type="float" office:value="0.998055202333757" calcext:value-type="float">
            <text:p>0.998055202333757</text:p>
          </table:table-cell>
          <table:table-cell table:formula="of:=[.H11]/[.H$8]" office:value-type="float" office:value="0.999934154210838" calcext:value-type="float">
            <text:p>0.999934154210838</text:p>
          </table:table-cell>
          <table:table-cell table:formula="of:=[.I11]/[.I$8]" office:value-type="float" office:value="0.999575326467778" calcext:value-type="float">
            <text:p>0.999575326467778</text:p>
          </table:table-cell>
          <table:table-cell table:formula="of:=[.J11]/[.J$8]" office:value-type="float" office:value="0.992235248894868" calcext:value-type="float">
            <text:p>0.992235248894868</text:p>
          </table:table-cell>
          <table:table-cell table:formula="of:=[.K11]/[.K$8]" office:value-type="float" office:value="0.965452565343659" calcext:value-type="float">
            <text:p>0.965452565343659</text:p>
          </table:table-cell>
          <table:table-cell table:formula="of:=[.L11]/[.L$8]" office:value-type="float" office:value="0.998661759785882" calcext:value-type="float">
            <text:p>0.998661759785882</text:p>
          </table:table-cell>
          <table:table-cell table:formula="of:=[.M11]/[.M$8]" office:value-type="float" office:value="1.00990790562914" calcext:value-type="float">
            <text:p>1.00990790562914</text:p>
          </table:table-cell>
          <table:table-cell table:formula="of:=[.N11]/[.N$8]" office:value-type="float" office:value="1.00055955951475" calcext:value-type="float">
            <text:p>1.00055955951475</text:p>
          </table:table-cell>
          <table:table-cell table:formula="of:=[.O11]/[.O$8]" office:value-type="float" office:value="0.990682179016683" calcext:value-type="float">
            <text:p>0.990682179016683</text:p>
          </table:table-cell>
          <table:table-cell table:formula="of:=[.P11]/[.P$8]" office:value-type="float" office:value="1.00053710666197" calcext:value-type="float">
            <text:p>1.00053710666197</text:p>
          </table:table-cell>
          <table:table-cell table:formula="of:=[.Q11]/[.Q$8]" office:value-type="float" office:value="0.989717942345925" calcext:value-type="float">
            <text:p>0.989717942345925</text:p>
          </table:table-cell>
          <table:table-cell table:formula="of:=[.R11]/[.R$8]" office:value-type="float" office:value="1.00584303990834" calcext:value-type="float">
            <text:p>1.00584303990834</text:p>
          </table:table-cell>
          <table:table-cell table:formula="of:=[.S11]/[.S$8]" office:value-type="float" office:value="1.00173262812329" calcext:value-type="float">
            <text:p>1.00173262812329</text:p>
          </table:table-cell>
          <table:table-cell table:formula="of:=[.T11]/[.T$8]" office:value-type="float" office:value="1.00095147478592" calcext:value-type="float">
            <text:p>1.00095147478592</text:p>
          </table:table-cell>
          <table:table-cell table:formula="of:=[.U11]/[.U$8]" office:value-type="float" office:value="1.00100093268728" calcext:value-type="float">
            <text:p>1.00100093268728</text:p>
          </table:table-cell>
          <table:table-cell table:formula="of:=[.V11]/[.V$8]" office:value-type="float" office:value="1.00224060668735" calcext:value-type="float">
            <text:p>1.00224060668735</text:p>
          </table:table-cell>
          <table:table-cell/>
          <table:table-cell table:formula="of:=GEOMEAN([.E16:.V16])" office:value-type="float" office:value="0.996641836419434" calcext:value-type="float">
            <text:p>0.996641836419434</text:p>
          </table:table-cell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2.7698967504168" calcext:value-type="float">
            <text:p>2.7698967504168</text:p>
          </table:table-cell>
          <table:table-cell table:formula="of:=(1-[.F14])*100" office:value-type="float" office:value="-0.581158969698414" calcext:value-type="float">
            <text:p>-0.581158969698414</text:p>
          </table:table-cell>
          <table:table-cell table:formula="of:=(1-[.G14])*100" office:value-type="float" office:value="0.371506220859197" calcext:value-type="float">
            <text:p>0.371506220859197</text:p>
          </table:table-cell>
          <table:table-cell table:formula="of:=(1-[.H14])*100" office:value-type="float" office:value="-0.0427997629551591" calcext:value-type="float">
            <text:p>-0.042799762955159</text:p>
          </table:table-cell>
          <table:table-cell table:formula="of:=(1-[.I14])*100" office:value-type="float" office:value="0.403439855610999" calcext:value-type="float">
            <text:p>0.403439855610999</text:p>
          </table:table-cell>
          <table:table-cell table:formula="of:=(1-[.J14])*100" office:value-type="float" office:value="1.24543532577359" calcext:value-type="float">
            <text:p>1.24543532577359</text:p>
          </table:table-cell>
          <table:table-cell table:formula="of:=(1-[.K14])*100" office:value-type="float" office:value="4.13540658276864" calcext:value-type="float">
            <text:p>4.13540658276864</text:p>
          </table:table-cell>
          <table:table-cell table:formula="of:=(1-[.L14])*100" office:value-type="float" office:value="1.50552024088324" calcext:value-type="float">
            <text:p>1.50552024088324</text:p>
          </table:table-cell>
          <table:table-cell table:formula="of:=(1-[.M14])*100" office:value-type="float" office:value="-0.726924668874163" calcext:value-type="float">
            <text:p>-0.726924668874163</text:p>
          </table:table-cell>
          <table:table-cell table:formula="of:=(1-[.N14])*100" office:value-type="float" office:value="-0.306638614082999" calcext:value-type="float">
            <text:p>-0.306638614082999</text:p>
          </table:table-cell>
          <table:table-cell table:formula="of:=(1-[.O14])*100" office:value-type="float" office:value="1.33520730850317" calcext:value-type="float">
            <text:p>1.33520730850317</text:p>
          </table:table-cell>
          <table:table-cell table:formula="of:=(1-[.P14])*100" office:value-type="float" office:value="0.227807308354777" calcext:value-type="float">
            <text:p>0.227807308354777</text:p>
          </table:table-cell>
          <table:table-cell table:formula="of:=(1-[.Q14])*100" office:value-type="float" office:value="1.23943836978131" calcext:value-type="float">
            <text:p>1.23943836978131</text:p>
          </table:table-cell>
          <table:table-cell table:formula="of:=(1-[.R14])*100" office:value-type="float" office:value="0.926102730570932" calcext:value-type="float">
            <text:p>0.926102730570932</text:p>
          </table:table-cell>
          <table:table-cell table:formula="of:=(1-[.S14])*100" office:value-type="float" office:value="1.82989847407137" calcext:value-type="float">
            <text:p>1.82989847407137</text:p>
          </table:table-cell>
          <table:table-cell table:formula="of:=(1-[.T14])*100" office:value-type="float" office:value="-0.0370017972301628" calcext:value-type="float">
            <text:p>-0.037001797230163</text:p>
          </table:table-cell>
          <table:table-cell table:formula="of:=(1-[.U14])*100" office:value-type="float" office:value="-0.116017197843443" calcext:value-type="float">
            <text:p>-0.116017197843443</text:p>
          </table:table-cell>
          <table:table-cell table:formula="of:=(1-[.V14])*100" office:value-type="float" office:value="0.307775643866648" calcext:value-type="float">
            <text:p>0.307775643866648</text:p>
          </table:table-cell>
          <table:table-cell/>
          <table:table-cell table:formula="of:=(1-[.X14])*100" office:value-type="float" office:value="0.812145166476019" calcext:value-type="float">
            <text:p>0.8121451664760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1.41858492497586" calcext:value-type="float">
            <text:p>1.41858492497586</text:p>
          </table:table-cell>
          <table:table-cell table:formula="of:=(1-[.F15])*100" office:value-type="float" office:value="-0.212852462152902" calcext:value-type="float">
            <text:p>-0.212852462152902</text:p>
          </table:table-cell>
          <table:table-cell table:formula="of:=(1-[.G15])*100" office:value-type="float" office:value="0.209439748672302" calcext:value-type="float">
            <text:p>0.209439748672302</text:p>
          </table:table-cell>
          <table:table-cell table:formula="of:=(1-[.H15])*100" office:value-type="float" office:value="-0.00987686837428115" calcext:value-type="float">
            <text:p>-0.009876868374281</text:p>
          </table:table-cell>
          <table:table-cell table:formula="of:=(1-[.I15])*100" office:value-type="float" office:value="0.0106168383055549" calcext:value-type="float">
            <text:p>0.010616838305555</text:p>
          </table:table-cell>
          <table:table-cell table:formula="of:=(1-[.J15])*100" office:value-type="float" office:value="0.138381702863732" calcext:value-type="float">
            <text:p>0.138381702863732</text:p>
          </table:table-cell>
          <table:table-cell table:formula="of:=(1-[.K15])*100" office:value-type="float" office:value="2.9616408518877" calcext:value-type="float">
            <text:p>2.9616408518877</text:p>
          </table:table-cell>
          <table:table-cell table:formula="of:=(1-[.L15])*100" office:value-type="float" office:value="0.100368016058872" calcext:value-type="float">
            <text:p>0.100368016058872</text:p>
          </table:table-cell>
          <table:table-cell table:formula="of:=(1-[.M15])*100" office:value-type="float" office:value="-0.983029801324498" calcext:value-type="float">
            <text:p>-0.983029801324498</text:p>
          </table:table-cell>
          <table:table-cell table:formula="of:=(1-[.N15])*100" office:value-type="float" office:value="-0.0559559514749841" calcext:value-type="float">
            <text:p>-0.055955951474984</text:p>
          </table:table-cell>
          <table:table-cell table:formula="of:=(1-[.O15])*100" office:value-type="float" office:value="0.95000130137165" calcext:value-type="float">
            <text:p>0.95000130137165</text:p>
          </table:table-cell>
          <table:table-cell table:formula="of:=(1-[.P15])*100" office:value-type="float" office:value="-0.124090159835522" calcext:value-type="float">
            <text:p>-0.124090159835522</text:p>
          </table:table-cell>
          <table:table-cell table:formula="of:=(1-[.Q15])*100" office:value-type="float" office:value="1.02820576540754" calcext:value-type="float">
            <text:p>1.02820576540754</text:p>
          </table:table-cell>
          <table:table-cell table:formula="of:=(1-[.R15])*100" office:value-type="float" office:value="-0.578575520336067" calcext:value-type="float">
            <text:p>-0.578575520336067</text:p>
          </table:table-cell>
          <table:table-cell table:formula="of:=(1-[.S15])*100" office:value-type="float" office:value="-0.176302510790927" calcext:value-type="float">
            <text:p>-0.176302510790927</text:p>
          </table:table-cell>
          <table:table-cell table:formula="of:=(1-[.T15])*100" office:value-type="float" office:value="-0.0132149275821947" calcext:value-type="float">
            <text:p>-0.013214927582195</text:p>
          </table:table-cell>
          <table:table-cell table:formula="of:=(1-[.U15])*100" office:value-type="float" office:value="-0.100093268727663" calcext:value-type="float">
            <text:p>-0.100093268727663</text:p>
          </table:table-cell>
          <table:table-cell table:formula="of:=(1-[.V15])*100" office:value-type="float" office:value="-0.485054414733832" calcext:value-type="float">
            <text:p>-0.485054414733832</text:p>
          </table:table-cell>
          <table:table-cell/>
          <table:table-cell table:formula="of:=(1-[.X15])*100" office:value-type="float" office:value="0.230372540134638" calcext:value-type="float">
            <text:p>0.23037254013463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1.87487203486501" calcext:value-type="float">
            <text:p>1.87487203486501</text:p>
          </table:table-cell>
          <table:table-cell table:formula="of:=(1-[.F16])*100" office:value-type="float" office:value="-0.210460861454576" calcext:value-type="float">
            <text:p>-0.210460861454576</text:p>
          </table:table-cell>
          <table:table-cell table:formula="of:=(1-[.G16])*100" office:value-type="float" office:value="0.194479766624267" calcext:value-type="float">
            <text:p>0.194479766624267</text:p>
          </table:table-cell>
          <table:table-cell table:formula="of:=(1-[.H16])*100" office:value-type="float" office:value="0.00658457891618003" calcext:value-type="float">
            <text:p>0.00658457891618</text:p>
          </table:table-cell>
          <table:table-cell table:formula="of:=(1-[.I16])*100" office:value-type="float" office:value="0.0424673532222197" calcext:value-type="float">
            <text:p>0.04246735322222</text:p>
          </table:table-cell>
          <table:table-cell table:formula="of:=(1-[.J16])*100" office:value-type="float" office:value="0.776475110513164" calcext:value-type="float">
            <text:p>0.776475110513164</text:p>
          </table:table-cell>
          <table:table-cell table:formula="of:=(1-[.K16])*100" office:value-type="float" office:value="3.45474346563408" calcext:value-type="float">
            <text:p>3.45474346563408</text:p>
          </table:table-cell>
          <table:table-cell table:formula="of:=(1-[.L16])*100" office:value-type="float" office:value="0.133824021411844" calcext:value-type="float">
            <text:p>0.133824021411844</text:p>
          </table:table-cell>
          <table:table-cell table:formula="of:=(1-[.M16])*100" office:value-type="float" office:value="-0.990790562913912" calcext:value-type="float">
            <text:p>-0.990790562913912</text:p>
          </table:table-cell>
          <table:table-cell table:formula="of:=(1-[.N16])*100" office:value-type="float" office:value="-0.0559559514749841" calcext:value-type="float">
            <text:p>-0.055955951474984</text:p>
          </table:table-cell>
          <table:table-cell table:formula="of:=(1-[.O16])*100" office:value-type="float" office:value="0.931782098331646" calcext:value-type="float">
            <text:p>0.931782098331646</text:p>
          </table:table-cell>
          <table:table-cell table:formula="of:=(1-[.P16])*100" office:value-type="float" office:value="-0.0537106661974596" calcext:value-type="float">
            <text:p>-0.05371066619746</text:p>
          </table:table-cell>
          <table:table-cell table:formula="of:=(1-[.Q16])*100" office:value-type="float" office:value="1.02820576540754" calcext:value-type="float">
            <text:p>1.02820576540754</text:p>
          </table:table-cell>
          <table:table-cell table:formula="of:=(1-[.R16])*100" office:value-type="float" office:value="-0.584303990834445" calcext:value-type="float">
            <text:p>-0.584303990834445</text:p>
          </table:table-cell>
          <table:table-cell table:formula="of:=(1-[.S16])*100" office:value-type="float" office:value="-0.173262812329011" calcext:value-type="float">
            <text:p>-0.173262812329011</text:p>
          </table:table-cell>
          <table:table-cell table:formula="of:=(1-[.T16])*100" office:value-type="float" office:value="-0.0951474785918283" calcext:value-type="float">
            <text:p>-0.095147478591828</text:p>
          </table:table-cell>
          <table:table-cell table:formula="of:=(1-[.U16])*100" office:value-type="float" office:value="-0.100093268727663" calcext:value-type="float">
            <text:p>-0.100093268727663</text:p>
          </table:table-cell>
          <table:table-cell table:formula="of:=(1-[.V16])*100" office:value-type="float" office:value="-0.224060668734927" calcext:value-type="float">
            <text:p>-0.224060668734927</text:p>
          </table:table-cell>
          <table:table-cell/>
          <table:table-cell table:formula="of:=(1-[.X16])*100" office:value-type="float" office:value="0.335816358056562" calcext:value-type="float">
            <text:p>0.335816358056562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8654800000" calcext:value-type="float">
            <text:p>8.65E+09</text:p>
          </table:table-cell>
          <table:table-cell table:style-name="ce3" office:value-type="float" office:value="5748900000" calcext:value-type="float">
            <text:p>5.75E+09</text:p>
          </table:table-cell>
          <table:table-cell table:style-name="ce3" office:value-type="float" office:value="8716500000" calcext:value-type="float">
            <text:p>8.72E+09</text:p>
          </table:table-cell>
          <table:table-cell table:style-name="ce3" office:value-type="float" office:value="6360200000" calcext:value-type="float">
            <text:p>6.36E+09</text:p>
          </table:table-cell>
          <table:table-cell table:style-name="ce3" office:value-type="float" office:value="4664600000" calcext:value-type="float">
            <text:p>4.66E+09</text:p>
          </table:table-cell>
          <table:table-cell table:style-name="ce3" office:value-type="float" office:value="5088200000" calcext:value-type="float">
            <text:p>5.09E+09</text:p>
          </table:table-cell>
          <table:table-cell table:style-name="ce3" office:value-type="float" office:value="10905000000" calcext:value-type="float">
            <text:p>1.09E+10</text:p>
          </table:table-cell>
          <table:table-cell table:style-name="ce3" office:value-type="float" office:value="5764900000" calcext:value-type="float">
            <text:p>5.76E+09</text:p>
          </table:table-cell>
          <table:table-cell table:style-name="ce3" office:value-type="float" office:value="14555000000" calcext:value-type="float">
            <text:p>1.46E+10</text:p>
          </table:table-cell>
          <table:table-cell table:style-name="ce3" office:value-type="float" office:value="3371800000" calcext:value-type="float">
            <text:p>3.37E+09</text:p>
          </table:table-cell>
          <table:table-cell table:style-name="ce3" office:value-type="float" office:value="2981300000" calcext:value-type="float">
            <text:p>2.98E+09</text:p>
          </table:table-cell>
          <table:table-cell table:style-name="ce3" office:value-type="float" office:value="7223300000" calcext:value-type="float">
            <text:p>7.22E+09</text:p>
          </table:table-cell>
          <table:table-cell table:style-name="ce3" office:value-type="float" office:value="9544900000" calcext:value-type="float">
            <text:p>9.54E+09</text:p>
          </table:table-cell>
          <table:table-cell table:style-name="ce3" office:value-type="float" office:value="8602800000" calcext:value-type="float">
            <text:p>8.60E+09</text:p>
          </table:table-cell>
          <table:table-cell table:style-name="ce3" office:value-type="float" office:value="5313700000" calcext:value-type="float">
            <text:p>5.31E+09</text:p>
          </table:table-cell>
          <table:table-cell table:style-name="ce3" office:value-type="float" office:value="4950200000" calcext:value-type="float">
            <text:p>4.95E+09</text:p>
          </table:table-cell>
          <table:table-cell table:style-name="ce3" office:value-type="float" office:value="7412800000" calcext:value-type="float">
            <text:p>7.41E+09</text:p>
          </table:table-cell>
          <table:table-cell table:style-name="ce3" office:value-type="float" office:value="47313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5754400000" calcext:value-type="float">
            <text:p>5.75E+09</text:p>
          </table:table-cell>
          <table:table-cell table:style-name="ce3" office:value-type="float" office:value="4071800000" calcext:value-type="float">
            <text:p>4.07E+09</text:p>
          </table:table-cell>
          <table:table-cell table:style-name="ce3" office:value-type="float" office:value="5832000000" calcext:value-type="float">
            <text:p>5.83E+09</text:p>
          </table:table-cell>
          <table:table-cell table:style-name="ce3" office:value-type="float" office:value="4605100000" calcext:value-type="float">
            <text:p>4.61E+09</text:p>
          </table:table-cell>
          <table:table-cell table:style-name="ce3" office:value-type="float" office:value="3512100000" calcext:value-type="float">
            <text:p>3.51E+09</text:p>
          </table:table-cell>
          <table:table-cell table:style-name="ce3" office:value-type="float" office:value="3611000000" calcext:value-type="float">
            <text:p>3.61E+09</text:p>
          </table:table-cell>
          <table:table-cell table:style-name="ce3" office:value-type="float" office:value="6705400000" calcext:value-type="float">
            <text:p>6.71E+09</text:p>
          </table:table-cell>
          <table:table-cell table:style-name="ce3" office:value-type="float" office:value="4325300000" calcext:value-type="float">
            <text:p>4.33E+09</text:p>
          </table:table-cell>
          <table:table-cell table:style-name="ce3" office:value-type="float" office:value="6333600000" calcext:value-type="float">
            <text:p>6.33E+09</text:p>
          </table:table-cell>
          <table:table-cell table:style-name="ce3" office:value-type="float" office:value="2956500000" calcext:value-type="float">
            <text:p>2.96E+09</text:p>
          </table:table-cell>
          <table:table-cell table:style-name="ce3" office:value-type="float" office:value="2852400000" calcext:value-type="float">
            <text:p>2.85E+09</text:p>
          </table:table-cell>
          <table:table-cell table:style-name="ce3" office:value-type="float" office:value="5301900000" calcext:value-type="float">
            <text:p>5.30E+09</text:p>
          </table:table-cell>
          <table:table-cell table:style-name="ce3" office:value-type="float" office:value="5808000000" calcext:value-type="float">
            <text:p>5.81E+09</text:p>
          </table:table-cell>
          <table:table-cell table:style-name="ce3" office:value-type="float" office:value="6219300000" calcext:value-type="float">
            <text:p>6.22E+09</text:p>
          </table:table-cell>
          <table:table-cell table:style-name="ce3" office:value-type="float" office:value="4880500000" calcext:value-type="float">
            <text:p>4.88E+09</text:p>
          </table:table-cell>
          <table:table-cell table:style-name="ce3" office:value-type="float" office:value="3098500000" calcext:value-type="float">
            <text:p>3.10E+09</text:p>
          </table:table-cell>
          <table:table-cell table:style-name="ce3" office:value-type="float" office:value="4503600000" calcext:value-type="float">
            <text:p>4.50E+09</text:p>
          </table:table-cell>
          <table:table-cell table:style-name="ce3" office:value-type="float" office:value="4440400000" calcext:value-type="float">
            <text:p>4.4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356500000" calcext:value-type="float">
            <text:p>7.36E+09</text:p>
          </table:table-cell>
          <table:table-cell table:style-name="ce3" office:value-type="float" office:value="5155700000" calcext:value-type="float">
            <text:p>5.16E+09</text:p>
          </table:table-cell>
          <table:table-cell table:style-name="ce3" office:value-type="float" office:value="7502500000" calcext:value-type="float">
            <text:p>7.50E+09</text:p>
          </table:table-cell>
          <table:table-cell table:style-name="ce3" office:value-type="float" office:value="5757000000" calcext:value-type="float">
            <text:p>5.76E+09</text:p>
          </table:table-cell>
          <table:table-cell table:style-name="ce3" office:value-type="float" office:value="4258300000" calcext:value-type="float">
            <text:p>4.26E+09</text:p>
          </table:table-cell>
          <table:table-cell table:style-name="ce3" office:value-type="float" office:value="4556000000" calcext:value-type="float">
            <text:p>4.56E+09</text:p>
          </table:table-cell>
          <table:table-cell table:style-name="ce3" office:value-type="float" office:value="8802400000" calcext:value-type="float">
            <text:p>8.80E+09</text:p>
          </table:table-cell>
          <table:table-cell table:style-name="ce3" office:value-type="float" office:value="5191300000" calcext:value-type="float">
            <text:p>5.19E+09</text:p>
          </table:table-cell>
          <table:table-cell table:style-name="ce3" office:value-type="float" office:value="10372000000" calcext:value-type="float">
            <text:p>1.04E+10</text:p>
          </table:table-cell>
          <table:table-cell table:style-name="ce3" office:value-type="float" office:value="3113600000" calcext:value-type="float">
            <text:p>3.11E+09</text:p>
          </table:table-cell>
          <table:table-cell table:style-name="ce3" office:value-type="float" office:value="2940900000" calcext:value-type="float">
            <text:p>2.94E+09</text:p>
          </table:table-cell>
          <table:table-cell table:style-name="ce3" office:value-type="float" office:value="6294500000" calcext:value-type="float">
            <text:p>6.29E+09</text:p>
          </table:table-cell>
          <table:table-cell table:style-name="ce3" office:value-type="float" office:value="7453600000" calcext:value-type="float">
            <text:p>7.45E+09</text:p>
          </table:table-cell>
          <table:table-cell table:style-name="ce3" office:value-type="float" office:value="8088400000" calcext:value-type="float">
            <text:p>8.09E+09</text:p>
          </table:table-cell>
          <table:table-cell table:style-name="ce3" office:value-type="float" office:value="5187500000" calcext:value-type="float">
            <text:p>5.19E+09</text:p>
          </table:table-cell>
          <table:table-cell table:style-name="ce3" office:value-type="float" office:value="4010500000" calcext:value-type="float">
            <text:p>4.01E+09</text:p>
          </table:table-cell>
          <table:table-cell table:style-name="ce3" office:value-type="float" office:value="6541200000" calcext:value-type="float">
            <text:p>6.54E+09</text:p>
          </table:table-cell>
          <table:table-cell table:style-name="ce3" office:value-type="float" office:value="4642400000" calcext:value-type="float">
            <text:p>4.64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6843900000" calcext:value-type="float">
            <text:p>6.84E+09</text:p>
          </table:table-cell>
          <table:table-cell table:style-name="ce3" office:value-type="float" office:value="5155800000" calcext:value-type="float">
            <text:p>5.16E+09</text:p>
          </table:table-cell>
          <table:table-cell table:style-name="ce3" office:value-type="float" office:value="7437300000" calcext:value-type="float">
            <text:p>7.44E+09</text:p>
          </table:table-cell>
          <table:table-cell table:style-name="ce3" office:value-type="float" office:value="5755600000" calcext:value-type="float">
            <text:p>5.76E+09</text:p>
          </table:table-cell>
          <table:table-cell table:style-name="ce3" office:value-type="float" office:value="4184900000" calcext:value-type="float">
            <text:p>4.18E+09</text:p>
          </table:table-cell>
          <table:table-cell table:style-name="ce3" office:value-type="float" office:value="4306000000" calcext:value-type="float">
            <text:p>4.31E+09</text:p>
          </table:table-cell>
          <table:table-cell table:style-name="ce3" office:value-type="float" office:value="7880400000" calcext:value-type="float">
            <text:p>7.88E+09</text:p>
          </table:table-cell>
          <table:table-cell table:style-name="ce3" office:value-type="float" office:value="4986100000" calcext:value-type="float">
            <text:p>4.99E+09</text:p>
          </table:table-cell>
          <table:table-cell table:style-name="ce3" office:value-type="float" office:value="10366000000" calcext:value-type="float">
            <text:p>1.04E+10</text:p>
          </table:table-cell>
          <table:table-cell table:style-name="ce3" office:value-type="float" office:value="3114300000" calcext:value-type="float">
            <text:p>3.11E+09</text:p>
          </table:table-cell>
          <table:table-cell table:style-name="ce3" office:value-type="float" office:value="2940900000" calcext:value-type="float">
            <text:p>2.94E+09</text:p>
          </table:table-cell>
          <table:table-cell table:style-name="ce3" office:value-type="float" office:value="6236600000" calcext:value-type="float">
            <text:p>6.24E+09</text:p>
          </table:table-cell>
          <table:table-cell table:style-name="ce3" office:value-type="float" office:value="7443700000" calcext:value-type="float">
            <text:p>7.44E+09</text:p>
          </table:table-cell>
          <table:table-cell table:style-name="ce3" office:value-type="float" office:value="8087900000" calcext:value-type="float">
            <text:p>8.09E+09</text:p>
          </table:table-cell>
          <table:table-cell table:style-name="ce3" office:value-type="float" office:value="5186300000" calcext:value-type="float">
            <text:p>5.19E+09</text:p>
          </table:table-cell>
          <table:table-cell table:style-name="ce3" office:value-type="float" office:value="4002900000" calcext:value-type="float">
            <text:p>4.00E+09</text:p>
          </table:table-cell>
          <table:table-cell table:style-name="ce3" office:value-type="float" office:value="6534800000" calcext:value-type="float">
            <text:p>6.53E+09</text:p>
          </table:table-cell>
          <table:table-cell table:style-name="ce3" office:value-type="float" office:value="4578500000" calcext:value-type="float">
            <text:p>4.58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2547800000" calcext:value-type="float">
            <text:p>2.55E+09</text:p>
          </table:table-cell>
          <table:table-cell table:style-name="ce3" office:value-type="float" office:value="1719300000" calcext:value-type="float">
            <text:p>1.72E+09</text:p>
          </table:table-cell>
          <table:table-cell table:style-name="ce3" office:value-type="float" office:value="2889400000" calcext:value-type="float">
            <text:p>2.89E+09</text:p>
          </table:table-cell>
          <table:table-cell table:style-name="ce3" office:value-type="float" office:value="2087400000" calcext:value-type="float">
            <text:p>2.09E+09</text:p>
          </table:table-cell>
          <table:table-cell table:style-name="ce3" office:value-type="float" office:value="1578900000" calcext:value-type="float">
            <text:p>1.58E+09</text:p>
          </table:table-cell>
          <table:table-cell table:style-name="ce3" office:value-type="float" office:value="1574000000" calcext:value-type="float">
            <text:p>1.57E+09</text:p>
          </table:table-cell>
          <table:table-cell table:style-name="ce3" office:value-type="float" office:value="3146400000" calcext:value-type="float">
            <text:p>3.15E+09</text:p>
          </table:table-cell>
          <table:table-cell table:style-name="ce3" office:value-type="float" office:value="1813300000" calcext:value-type="float">
            <text:p>1.81E+09</text:p>
          </table:table-cell>
          <table:table-cell table:style-name="ce3" office:value-type="float" office:value="3809900000" calcext:value-type="float">
            <text:p>3.81E+09</text:p>
          </table:table-cell>
          <table:table-cell table:style-name="ce3" office:value-type="float" office:value="992720000" calcext:value-type="float">
            <text:p>9.93E+08</text:p>
          </table:table-cell>
          <table:table-cell table:style-name="ce3" office:value-type="float" office:value="852910000" calcext:value-type="float">
            <text:p>8.53E+08</text:p>
          </table:table-cell>
          <table:table-cell table:style-name="ce3" office:value-type="float" office:value="2076200000" calcext:value-type="float">
            <text:p>2.08E+09</text:p>
          </table:table-cell>
          <table:table-cell table:style-name="ce3" office:value-type="float" office:value="3109800000" calcext:value-type="float">
            <text:p>3.11E+09</text:p>
          </table:table-cell>
          <table:table-cell table:style-name="ce3" office:value-type="float" office:value="2604200000" calcext:value-type="float">
            <text:p>2.60E+09</text:p>
          </table:table-cell>
          <table:table-cell table:style-name="ce3" office:value-type="float" office:value="1449600000" calcext:value-type="float">
            <text:p>1.45E+09</text:p>
          </table:table-cell>
          <table:table-cell table:style-name="ce3" office:value-type="float" office:value="1509800000" calcext:value-type="float">
            <text:p>1.51E+09</text:p>
          </table:table-cell>
          <table:table-cell table:style-name="ce3" office:value-type="float" office:value="2046100000" calcext:value-type="float">
            <text:p>2.05E+09</text:p>
          </table:table-cell>
          <table:table-cell table:style-name="ce3" office:value-type="float" office:value="1392400000" calcext:value-type="float">
            <text:p>1.39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314800000" calcext:value-type="float">
            <text:p>1.31E+09</text:p>
          </table:table-cell>
          <table:table-cell table:style-name="ce3" office:value-type="float" office:value="683690000" calcext:value-type="float">
            <text:p>6.84E+08</text:p>
          </table:table-cell>
          <table:table-cell table:style-name="ce3" office:value-type="float" office:value="1226200000" calcext:value-type="float">
            <text:p>1.23E+09</text:p>
          </table:table-cell>
          <table:table-cell table:style-name="ce3" office:value-type="float" office:value="847530000" calcext:value-type="float">
            <text:p>8.48E+08</text:p>
          </table:table-cell>
          <table:table-cell table:style-name="ce3" office:value-type="float" office:value="680160000" calcext:value-type="float">
            <text:p>6.80E+08</text:p>
          </table:table-cell>
          <table:table-cell table:style-name="ce3" office:value-type="float" office:value="669590000" calcext:value-type="float">
            <text:p>6.70E+08</text:p>
          </table:table-cell>
          <table:table-cell table:style-name="ce3" office:value-type="float" office:value="1513400000" calcext:value-type="float">
            <text:p>1.51E+09</text:p>
          </table:table-cell>
          <table:table-cell table:style-name="ce3" office:value-type="float" office:value="813970000" calcext:value-type="float">
            <text:p>8.14E+08</text:p>
          </table:table-cell>
          <table:table-cell table:style-name="ce3" office:value-type="float" office:value="1498900000" calcext:value-type="float">
            <text:p>1.50E+09</text:p>
          </table:table-cell>
          <table:table-cell table:style-name="ce3" office:value-type="float" office:value="731710000" calcext:value-type="float">
            <text:p>7.32E+08</text:p>
          </table:table-cell>
          <table:table-cell table:style-name="ce3" office:value-type="float" office:value="711470000" calcext:value-type="float">
            <text:p>7.11E+08</text:p>
          </table:table-cell>
          <table:table-cell table:style-name="ce3" office:value-type="float" office:value="1067600000" calcext:value-type="float">
            <text:p>1.07E+09</text:p>
          </table:table-cell>
          <table:table-cell table:style-name="ce3" office:value-type="float" office:value="1467600000" calcext:value-type="float">
            <text:p>1.47E+09</text:p>
          </table:table-cell>
          <table:table-cell table:style-name="ce3" office:value-type="float" office:value="1290400000" calcext:value-type="float">
            <text:p>1.29E+09</text:p>
          </table:table-cell>
          <table:table-cell table:style-name="ce3" office:value-type="float" office:value="1220300000" calcext:value-type="float">
            <text:p>1.22E+09</text:p>
          </table:table-cell>
          <table:table-cell table:style-name="ce3" office:value-type="float" office:value="593480000" calcext:value-type="float">
            <text:p>5.93E+08</text:p>
          </table:table-cell>
          <table:table-cell table:style-name="ce3" office:value-type="float" office:value="741490000" calcext:value-type="float">
            <text:p>7.41E+08</text:p>
          </table:table-cell>
          <table:table-cell table:style-name="ce3" office:value-type="float" office:value="1099800000" calcext:value-type="float">
            <text:p>1.10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1926300000" calcext:value-type="float">
            <text:p>1.93E+09</text:p>
          </table:table-cell>
          <table:table-cell table:style-name="ce3" office:value-type="float" office:value="1184400000" calcext:value-type="float">
            <text:p>1.18E+09</text:p>
          </table:table-cell>
          <table:table-cell table:style-name="ce3" office:value-type="float" office:value="1872800000" calcext:value-type="float">
            <text:p>1.87E+09</text:p>
          </table:table-cell>
          <table:table-cell table:style-name="ce3" office:value-type="float" office:value="1360800000" calcext:value-type="float">
            <text:p>1.36E+09</text:p>
          </table:table-cell>
          <table:table-cell table:style-name="ce3" office:value-type="float" office:value="981590000" calcext:value-type="float">
            <text:p>9.82E+08</text:p>
          </table:table-cell>
          <table:table-cell table:style-name="ce3" office:value-type="float" office:value="1071100000" calcext:value-type="float">
            <text:p>1.07E+09</text:p>
          </table:table-cell>
          <table:table-cell table:style-name="ce3" office:value-type="float" office:value="2248800000" calcext:value-type="float">
            <text:p>2.25E+09</text:p>
          </table:table-cell>
          <table:table-cell table:style-name="ce3" office:value-type="float" office:value="1161200000" calcext:value-type="float">
            <text:p>1.16E+09</text:p>
          </table:table-cell>
          <table:table-cell table:style-name="ce3" office:value-type="float" office:value="2862400000" calcext:value-type="float">
            <text:p>2.86E+09</text:p>
          </table:table-cell>
          <table:table-cell table:style-name="ce3" office:value-type="float" office:value="775440000" calcext:value-type="float">
            <text:p>7.75E+08</text:p>
          </table:table-cell>
          <table:table-cell table:style-name="ce3" office:value-type="float" office:value="740230000" calcext:value-type="float">
            <text:p>7.40E+08</text:p>
          </table:table-cell>
          <table:table-cell table:style-name="ce3" office:value-type="float" office:value="1501900000" calcext:value-type="float">
            <text:p>1.50E+09</text:p>
          </table:table-cell>
          <table:table-cell table:style-name="ce3" office:value-type="float" office:value="2105500000" calcext:value-type="float">
            <text:p>2.11E+09</text:p>
          </table:table-cell>
          <table:table-cell table:style-name="ce3" office:value-type="float" office:value="1934600000" calcext:value-type="float">
            <text:p>1.93E+09</text:p>
          </table:table-cell>
          <table:table-cell table:style-name="ce3" office:value-type="float" office:value="1320700000" calcext:value-type="float">
            <text:p>1.32E+09</text:p>
          </table:table-cell>
          <table:table-cell table:style-name="ce3" office:value-type="float" office:value="903960000" calcext:value-type="float">
            <text:p>9.04E+08</text:p>
          </table:table-cell>
          <table:table-cell table:style-name="ce3" office:value-type="float" office:value="1597800000" calcext:value-type="float">
            <text:p>1.60E+09</text:p>
          </table:table-cell>
          <table:table-cell table:style-name="ce3" office:value-type="float" office:value="1159000000" calcext:value-type="float">
            <text:p>1.1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731400000" calcext:value-type="float">
            <text:p>1.73E+09</text:p>
          </table:table-cell>
          <table:table-cell table:style-name="ce3" office:value-type="float" office:value="1184000000" calcext:value-type="float">
            <text:p>1.18E+09</text:p>
          </table:table-cell>
          <table:table-cell table:style-name="ce3" office:value-type="float" office:value="1847200000" calcext:value-type="float">
            <text:p>1.85E+09</text:p>
          </table:table-cell>
          <table:table-cell table:style-name="ce3" office:value-type="float" office:value="1359700000" calcext:value-type="float">
            <text:p>1.36E+09</text:p>
          </table:table-cell>
          <table:table-cell table:style-name="ce3" office:value-type="float" office:value="952450000" calcext:value-type="float">
            <text:p>9.52E+08</text:p>
          </table:table-cell>
          <table:table-cell table:style-name="ce3" office:value-type="float" office:value="965590000" calcext:value-type="float">
            <text:p>9.66E+08</text:p>
          </table:table-cell>
          <table:table-cell table:style-name="ce3" office:value-type="float" office:value="1926300000" calcext:value-type="float">
            <text:p>1.93E+09</text:p>
          </table:table-cell>
          <table:table-cell table:style-name="ce3" office:value-type="float" office:value="1083100000" calcext:value-type="float">
            <text:p>1.08E+09</text:p>
          </table:table-cell>
          <table:table-cell table:style-name="ce3" office:value-type="float" office:value="2860100000" calcext:value-type="float">
            <text:p>2.86E+09</text:p>
          </table:table-cell>
          <table:table-cell table:style-name="ce3" office:value-type="float" office:value="775550000" calcext:value-type="float">
            <text:p>7.76E+08</text:p>
          </table:table-cell>
          <table:table-cell table:style-name="ce3" office:value-type="float" office:value="740210000" calcext:value-type="float">
            <text:p>7.40E+08</text:p>
          </table:table-cell>
          <table:table-cell table:style-name="ce3" office:value-type="float" office:value="1474100000" calcext:value-type="float">
            <text:p>1.47E+09</text:p>
          </table:table-cell>
          <table:table-cell table:style-name="ce3" office:value-type="float" office:value="2101800000" calcext:value-type="float">
            <text:p>2.10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320300000" calcext:value-type="float">
            <text:p>1.32E+09</text:p>
          </table:table-cell>
          <table:table-cell table:style-name="ce3" office:value-type="float" office:value="901260000" calcext:value-type="float">
            <text:p>9.01E+08</text:p>
          </table:table-cell>
          <table:table-cell table:style-name="ce3" office:value-type="float" office:value="1593700000" calcext:value-type="float">
            <text:p>1.59E+09</text:p>
          </table:table-cell>
          <table:table-cell table:style-name="ce3" office:value-type="float" office:value="1140000000" calcext:value-type="float">
            <text:p>1.14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51915699958405" calcext:value-type="float">
            <text:p>0.151915699958405</text:p>
          </table:table-cell>
          <table:table-cell table:formula="of:=[.E17]/[.E$7]" office:value-type="float" office:value="0.118925359634017" calcext:value-type="float">
            <text:p>0.118925359634017</text:p>
          </table:table-cell>
          <table:table-cell table:formula="of:=[.F17]/[.F$7]" office:value-type="float" office:value="0.140675729937475" calcext:value-type="float">
            <text:p>0.140675729937475</text:p>
          </table:table-cell>
          <table:table-cell table:formula="of:=[.G17]/[.G$7]" office:value-type="float" office:value="0.1332552435458" calcext:value-type="float">
            <text:p>0.1332552435458</text:p>
          </table:table-cell>
          <table:table-cell table:formula="of:=[.H17]/[.H$7]" office:value-type="float" office:value="0.145813145821721" calcext:value-type="float">
            <text:p>0.145813145821721</text:p>
          </table:table-cell>
          <table:table-cell table:formula="of:=[.I17]/[.I$7]" office:value-type="float" office:value="0.131596635352384" calcext:value-type="float">
            <text:p>0.131596635352384</text:p>
          </table:table-cell>
          <table:table-cell table:formula="of:=[.J17]/[.J$7]" office:value-type="float" office:value="0.138780375974324" calcext:value-type="float">
            <text:p>0.138780375974324</text:p>
          </table:table-cell>
          <table:table-cell table:formula="of:=[.K17]/[.K$7]" office:value-type="float" office:value="0.14119412305504" calcext:value-type="float">
            <text:p>0.14119412305504</text:p>
          </table:table-cell>
          <table:table-cell table:formula="of:=[.L17]/[.L$7]" office:value-type="float" office:value="0.102981793198214" calcext:value-type="float">
            <text:p>0.102981793198214</text:p>
          </table:table-cell>
          <table:table-cell table:formula="of:=[.M17]/[.M$7]" office:value-type="float" office:value="0.217008719378374" calcext:value-type="float">
            <text:p>0.217008719378374</text:p>
          </table:table-cell>
          <table:table-cell table:formula="of:=[.N17]/[.N$7]" office:value-type="float" office:value="0.23864421561064" calcext:value-type="float">
            <text:p>0.23864421561064</text:p>
          </table:table-cell>
          <table:table-cell table:formula="of:=[.O17]/[.O$7]" office:value-type="float" office:value="0.147799482231113" calcext:value-type="float">
            <text:p>0.147799482231113</text:p>
          </table:table-cell>
          <table:table-cell table:formula="of:=[.P17]/[.P$7]" office:value-type="float" office:value="0.153757504007376" calcext:value-type="float">
            <text:p>0.153757504007376</text:p>
          </table:table-cell>
          <table:table-cell table:formula="of:=[.Q17]/[.Q$7]" office:value-type="float" office:value="0.149997675175524" calcext:value-type="float">
            <text:p>0.149997675175524</text:p>
          </table:table-cell>
          <table:table-cell table:formula="of:=[.R17]/[.R$7]" office:value-type="float" office:value="0.229651655155541" calcext:value-type="float">
            <text:p>0.229651655155541</text:p>
          </table:table-cell>
          <table:table-cell table:formula="of:=[.S17]/[.S$7]" office:value-type="float" office:value="0.119890105450285" calcext:value-type="float">
            <text:p>0.119890105450285</text:p>
          </table:table-cell>
          <table:table-cell table:formula="of:=[.T17]/[.T$7]" office:value-type="float" office:value="0.100028329376214" calcext:value-type="float">
            <text:p>0.100028329376214</text:p>
          </table:table-cell>
          <table:table-cell table:formula="of:=[.U17]/[.U$7]" office:value-type="float" office:value="0.2324519688035" calcext:value-type="float">
            <text:p>0.2324519688035</text:p>
          </table:table-cell>
          <table:table-cell/>
          <table:table-cell table:formula="of:=GEOMEAN([.D24:.U24])" office:value-type="float" office:value="0.150023326476761" calcext:value-type="float">
            <text:p>0.1500233264767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222570134491843" calcext:value-type="float">
            <text:p>0.222570134491843</text:p>
          </table:table-cell>
          <table:table-cell table:formula="of:=[.E18]/[.E$7]" office:value-type="float" office:value="0.206022021604133" calcext:value-type="float">
            <text:p>0.206022021604133</text:p>
          </table:table-cell>
          <table:table-cell table:formula="of:=[.F18]/[.F$7]" office:value-type="float" office:value="0.214856880628693" calcext:value-type="float">
            <text:p>0.214856880628693</text:p>
          </table:table-cell>
          <table:table-cell table:formula="of:=[.G18]/[.G$7]" office:value-type="float" office:value="0.213955535989434" calcext:value-type="float">
            <text:p>0.213955535989434</text:p>
          </table:table-cell>
          <table:table-cell table:formula="of:=[.H18]/[.H$7]" office:value-type="float" office:value="0.210433906444282" calcext:value-type="float">
            <text:p>0.210433906444282</text:p>
          </table:table-cell>
          <table:table-cell table:formula="of:=[.I18]/[.I$7]" office:value-type="float" office:value="0.210506662473959" calcext:value-type="float">
            <text:p>0.210506662473959</text:p>
          </table:table-cell>
          <table:table-cell table:formula="of:=[.J18]/[.J$7]" office:value-type="float" office:value="0.206217331499312" calcext:value-type="float">
            <text:p>0.206217331499312</text:p>
          </table:table-cell>
          <table:table-cell table:formula="of:=[.K18]/[.K$7]" office:value-type="float" office:value="0.201425870353345" calcext:value-type="float">
            <text:p>0.201425870353345</text:p>
          </table:table-cell>
          <table:table-cell table:formula="of:=[.L18]/[.L$7]" office:value-type="float" office:value="0.1966609412573" calcext:value-type="float">
            <text:p>0.1966609412573</text:p>
          </table:table-cell>
          <table:table-cell table:formula="of:=[.M18]/[.M$7]" office:value-type="float" office:value="0.229978053265318" calcext:value-type="float">
            <text:p>0.229978053265318</text:p>
          </table:table-cell>
          <table:table-cell table:formula="of:=[.N18]/[.N$7]" office:value-type="float" office:value="0.248291013987187" calcext:value-type="float">
            <text:p>0.248291013987187</text:p>
          </table:table-cell>
          <table:table-cell table:formula="of:=[.O18]/[.O$7]" office:value-type="float" office:value="0.207924355903811" calcext:value-type="float">
            <text:p>0.207924355903811</text:p>
          </table:table-cell>
          <table:table-cell table:formula="of:=[.P18]/[.P$7]" office:value-type="float" office:value="0.220589005646995" calcext:value-type="float">
            <text:p>0.220589005646995</text:p>
          </table:table-cell>
          <table:table-cell table:formula="of:=[.Q18]/[.Q$7]" office:value-type="float" office:value="0.224880271539499" calcext:value-type="float">
            <text:p>0.224880271539499</text:p>
          </table:table-cell>
          <table:table-cell table:formula="of:=[.R18]/[.R$7]" office:value-type="float" office:value="0.24854621073828" calcext:value-type="float">
            <text:p>0.24854621073828</text:p>
          </table:table-cell>
          <table:table-cell table:formula="of:=[.S18]/[.S$7]" office:value-type="float" office:value="0.182610803603895" calcext:value-type="float">
            <text:p>0.182610803603895</text:p>
          </table:table-cell>
          <table:table-cell table:formula="of:=[.T18]/[.T$7]" office:value-type="float" office:value="0.215546082451975" calcext:value-type="float">
            <text:p>0.215546082451975</text:p>
          </table:table-cell>
          <table:table-cell table:formula="of:=[.U18]/[.U$7]" office:value-type="float" office:value="0.244964386109526" calcext:value-type="float">
            <text:p>0.244964386109526</text:p>
          </table:table-cell>
          <table:table-cell/>
          <table:table-cell table:formula="of:=GEOMEAN([.D25:.U25])" office:value-type="float" office:value="0.21632879864872" calcext:value-type="float">
            <text:p>0.21632879864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200050838840874" calcext:value-type="float">
            <text:p>0.200050838840874</text:p>
          </table:table-cell>
          <table:table-cell table:formula="of:=[.E19]/[.E$7]" office:value-type="float" office:value="0.205952443076067" calcext:value-type="float">
            <text:p>0.205952443076067</text:p>
          </table:table-cell>
          <table:table-cell table:formula="of:=[.F19]/[.F$7]" office:value-type="float" office:value="0.211919921987036" calcext:value-type="float">
            <text:p>0.211919921987036</text:p>
          </table:table-cell>
          <table:table-cell table:formula="of:=[.G19]/[.G$7]" office:value-type="float" office:value="0.213782585453288" calcext:value-type="float">
            <text:p>0.213782585453288</text:p>
          </table:table-cell>
          <table:table-cell table:formula="of:=[.H19]/[.H$7]" office:value-type="float" office:value="0.204186854178279" calcext:value-type="float">
            <text:p>0.204186854178279</text:p>
          </table:table-cell>
          <table:table-cell table:formula="of:=[.I19]/[.I$7]" office:value-type="float" office:value="0.189770449274793" calcext:value-type="float">
            <text:p>0.189770449274793</text:p>
          </table:table-cell>
          <table:table-cell table:formula="of:=[.J19]/[.J$7]" office:value-type="float" office:value="0.176643741403026" calcext:value-type="float">
            <text:p>0.176643741403026</text:p>
          </table:table-cell>
          <table:table-cell table:formula="of:=[.K19]/[.K$7]" office:value-type="float" office:value="0.187878367361099" calcext:value-type="float">
            <text:p>0.187878367361099</text:p>
          </table:table-cell>
          <table:table-cell table:formula="of:=[.L19]/[.L$7]" office:value-type="float" office:value="0.196502919958777" calcext:value-type="float">
            <text:p>0.196502919958777</text:p>
          </table:table-cell>
          <table:table-cell table:formula="of:=[.M19]/[.M$7]" office:value-type="float" office:value="0.230010676789845" calcext:value-type="float">
            <text:p>0.230010676789845</text:p>
          </table:table-cell>
          <table:table-cell table:formula="of:=[.N19]/[.N$7]" office:value-type="float" office:value="0.24828430550431" calcext:value-type="float">
            <text:p>0.24828430550431</text:p>
          </table:table-cell>
          <table:table-cell table:formula="of:=[.O19]/[.O$7]" office:value-type="float" office:value="0.20407569947254" calcext:value-type="float">
            <text:p>0.20407569947254</text:p>
          </table:table-cell>
          <table:table-cell table:formula="of:=[.P19]/[.P$7]" office:value-type="float" office:value="0.220201364079246" calcext:value-type="float">
            <text:p>0.220201364079246</text:p>
          </table:table-cell>
          <table:table-cell table:formula="of:=[.Q19]/[.Q$7]" office:value-type="float" office:value="0.225089505742316" calcext:value-type="float">
            <text:p>0.225089505742316</text:p>
          </table:table-cell>
          <table:table-cell table:formula="of:=[.R19]/[.R$7]" office:value-type="float" office:value="0.248470933624405" calcext:value-type="float">
            <text:p>0.248470933624405</text:p>
          </table:table-cell>
          <table:table-cell table:formula="of:=[.S19]/[.S$7]" office:value-type="float" office:value="0.182065371096117" calcext:value-type="float">
            <text:p>0.182065371096117</text:p>
          </table:table-cell>
          <table:table-cell table:formula="of:=[.T19]/[.T$7]" office:value-type="float" office:value="0.214992985106842" calcext:value-type="float">
            <text:p>0.214992985106842</text:p>
          </table:table-cell>
          <table:table-cell table:formula="of:=[.U19]/[.U$7]" office:value-type="float" office:value="0.240948576501173" calcext:value-type="float">
            <text:p>0.240948576501173</text:p>
          </table:table-cell>
          <table:table-cell/>
          <table:table-cell table:formula="of:=GEOMEAN([.D26:.U26])" office:value-type="float" office:value="0.210140272694118" calcext:value-type="float">
            <text:p>0.21014027269411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5.1915699958405" calcext:value-type="float">
            <text:p>15.1915699958405</text:p>
          </table:table-cell>
          <table:table-cell table:formula="of:=[.E24]*100" office:value-type="float" office:value="11.8925359634017" calcext:value-type="float">
            <text:p>11.8925359634017</text:p>
          </table:table-cell>
          <table:table-cell table:formula="of:=[.F24]*100" office:value-type="float" office:value="14.0675729937475" calcext:value-type="float">
            <text:p>14.0675729937475</text:p>
          </table:table-cell>
          <table:table-cell table:formula="of:=[.G24]*100" office:value-type="float" office:value="13.32552435458" calcext:value-type="float">
            <text:p>13.32552435458</text:p>
          </table:table-cell>
          <table:table-cell table:formula="of:=[.H24]*100" office:value-type="float" office:value="14.5813145821721" calcext:value-type="float">
            <text:p>14.5813145821721</text:p>
          </table:table-cell>
          <table:table-cell table:formula="of:=[.I24]*100" office:value-type="float" office:value="13.1596635352384" calcext:value-type="float">
            <text:p>13.1596635352384</text:p>
          </table:table-cell>
          <table:table-cell table:formula="of:=[.J24]*100" office:value-type="float" office:value="13.8780375974324" calcext:value-type="float">
            <text:p>13.8780375974324</text:p>
          </table:table-cell>
          <table:table-cell table:formula="of:=[.K24]*100" office:value-type="float" office:value="14.119412305504" calcext:value-type="float">
            <text:p>14.119412305504</text:p>
          </table:table-cell>
          <table:table-cell table:formula="of:=[.L24]*100" office:value-type="float" office:value="10.2981793198214" calcext:value-type="float">
            <text:p>10.2981793198214</text:p>
          </table:table-cell>
          <table:table-cell table:formula="of:=[.M24]*100" office:value-type="float" office:value="21.7008719378374" calcext:value-type="float">
            <text:p>21.7008719378374</text:p>
          </table:table-cell>
          <table:table-cell table:formula="of:=[.N24]*100" office:value-type="float" office:value="23.864421561064" calcext:value-type="float">
            <text:p>23.864421561064</text:p>
          </table:table-cell>
          <table:table-cell table:formula="of:=[.O24]*100" office:value-type="float" office:value="14.7799482231113" calcext:value-type="float">
            <text:p>14.7799482231113</text:p>
          </table:table-cell>
          <table:table-cell table:formula="of:=[.P24]*100" office:value-type="float" office:value="15.3757504007376" calcext:value-type="float">
            <text:p>15.3757504007376</text:p>
          </table:table-cell>
          <table:table-cell table:formula="of:=[.Q24]*100" office:value-type="float" office:value="14.9997675175524" calcext:value-type="float">
            <text:p>14.9997675175524</text:p>
          </table:table-cell>
          <table:table-cell table:formula="of:=[.R24]*100" office:value-type="float" office:value="22.9651655155541" calcext:value-type="float">
            <text:p>22.9651655155541</text:p>
          </table:table-cell>
          <table:table-cell table:formula="of:=[.S24]*100" office:value-type="float" office:value="11.9890105450285" calcext:value-type="float">
            <text:p>11.9890105450285</text:p>
          </table:table-cell>
          <table:table-cell table:formula="of:=[.T24]*100" office:value-type="float" office:value="10.0028329376214" calcext:value-type="float">
            <text:p>10.0028329376214</text:p>
          </table:table-cell>
          <table:table-cell table:formula="of:=[.U24]*100" office:value-type="float" office:value="23.24519688035" calcext:value-type="float">
            <text:p>23.24519688035</text:p>
          </table:table-cell>
          <table:table-cell/>
          <table:table-cell table:formula="of:=[.W24]*100" office:value-type="float" office:value="15.0023326476761" calcext:value-type="float">
            <text:p>15.00233264767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22.2570134491843" calcext:value-type="float">
            <text:p>22.2570134491843</text:p>
          </table:table-cell>
          <table:table-cell table:formula="of:=[.E25]*100" office:value-type="float" office:value="20.6022021604133" calcext:value-type="float">
            <text:p>20.6022021604133</text:p>
          </table:table-cell>
          <table:table-cell table:formula="of:=[.F25]*100" office:value-type="float" office:value="21.4856880628693" calcext:value-type="float">
            <text:p>21.4856880628693</text:p>
          </table:table-cell>
          <table:table-cell table:formula="of:=[.G25]*100" office:value-type="float" office:value="21.3955535989434" calcext:value-type="float">
            <text:p>21.3955535989434</text:p>
          </table:table-cell>
          <table:table-cell table:formula="of:=[.H25]*100" office:value-type="float" office:value="21.0433906444282" calcext:value-type="float">
            <text:p>21.0433906444282</text:p>
          </table:table-cell>
          <table:table-cell table:formula="of:=[.I25]*100" office:value-type="float" office:value="21.0506662473959" calcext:value-type="float">
            <text:p>21.0506662473959</text:p>
          </table:table-cell>
          <table:table-cell table:formula="of:=[.J25]*100" office:value-type="float" office:value="20.6217331499312" calcext:value-type="float">
            <text:p>20.6217331499312</text:p>
          </table:table-cell>
          <table:table-cell table:formula="of:=[.K25]*100" office:value-type="float" office:value="20.1425870353345" calcext:value-type="float">
            <text:p>20.1425870353345</text:p>
          </table:table-cell>
          <table:table-cell table:formula="of:=[.L25]*100" office:value-type="float" office:value="19.66609412573" calcext:value-type="float">
            <text:p>19.66609412573</text:p>
          </table:table-cell>
          <table:table-cell table:formula="of:=[.M25]*100" office:value-type="float" office:value="22.9978053265318" calcext:value-type="float">
            <text:p>22.9978053265318</text:p>
          </table:table-cell>
          <table:table-cell table:formula="of:=[.N25]*100" office:value-type="float" office:value="24.8291013987187" calcext:value-type="float">
            <text:p>24.8291013987187</text:p>
          </table:table-cell>
          <table:table-cell table:formula="of:=[.O25]*100" office:value-type="float" office:value="20.7924355903811" calcext:value-type="float">
            <text:p>20.7924355903811</text:p>
          </table:table-cell>
          <table:table-cell table:formula="of:=[.P25]*100" office:value-type="float" office:value="22.0589005646995" calcext:value-type="float">
            <text:p>22.0589005646995</text:p>
          </table:table-cell>
          <table:table-cell table:formula="of:=[.Q25]*100" office:value-type="float" office:value="22.4880271539499" calcext:value-type="float">
            <text:p>22.4880271539499</text:p>
          </table:table-cell>
          <table:table-cell table:formula="of:=[.R25]*100" office:value-type="float" office:value="24.854621073828" calcext:value-type="float">
            <text:p>24.854621073828</text:p>
          </table:table-cell>
          <table:table-cell table:formula="of:=[.S25]*100" office:value-type="float" office:value="18.2610803603895" calcext:value-type="float">
            <text:p>18.2610803603895</text:p>
          </table:table-cell>
          <table:table-cell table:formula="of:=[.T25]*100" office:value-type="float" office:value="21.5546082451975" calcext:value-type="float">
            <text:p>21.5546082451975</text:p>
          </table:table-cell>
          <table:table-cell table:formula="of:=[.U25]*100" office:value-type="float" office:value="24.4964386109526" calcext:value-type="float">
            <text:p>24.4964386109526</text:p>
          </table:table-cell>
          <table:table-cell/>
          <table:table-cell table:formula="of:=[.W25]*100" office:value-type="float" office:value="21.632879864872" calcext:value-type="float">
            <text:p>21.632879864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20.0050838840874" calcext:value-type="float">
            <text:p>20.0050838840874</text:p>
          </table:table-cell>
          <table:table-cell table:formula="of:=[.E26]*100" office:value-type="float" office:value="20.5952443076067" calcext:value-type="float">
            <text:p>20.5952443076067</text:p>
          </table:table-cell>
          <table:table-cell table:formula="of:=[.F26]*100" office:value-type="float" office:value="21.1919921987036" calcext:value-type="float">
            <text:p>21.1919921987036</text:p>
          </table:table-cell>
          <table:table-cell table:formula="of:=[.G26]*100" office:value-type="float" office:value="21.3782585453288" calcext:value-type="float">
            <text:p>21.3782585453288</text:p>
          </table:table-cell>
          <table:table-cell table:formula="of:=[.H26]*100" office:value-type="float" office:value="20.4186854178279" calcext:value-type="float">
            <text:p>20.4186854178279</text:p>
          </table:table-cell>
          <table:table-cell table:formula="of:=[.I26]*100" office:value-type="float" office:value="18.9770449274793" calcext:value-type="float">
            <text:p>18.9770449274793</text:p>
          </table:table-cell>
          <table:table-cell table:formula="of:=[.J26]*100" office:value-type="float" office:value="17.6643741403026" calcext:value-type="float">
            <text:p>17.6643741403026</text:p>
          </table:table-cell>
          <table:table-cell table:formula="of:=[.K26]*100" office:value-type="float" office:value="18.7878367361099" calcext:value-type="float">
            <text:p>18.7878367361099</text:p>
          </table:table-cell>
          <table:table-cell table:formula="of:=[.L26]*100" office:value-type="float" office:value="19.6502919958777" calcext:value-type="float">
            <text:p>19.6502919958777</text:p>
          </table:table-cell>
          <table:table-cell table:formula="of:=[.M26]*100" office:value-type="float" office:value="23.0010676789845" calcext:value-type="float">
            <text:p>23.0010676789845</text:p>
          </table:table-cell>
          <table:table-cell table:formula="of:=[.N26]*100" office:value-type="float" office:value="24.828430550431" calcext:value-type="float">
            <text:p>24.828430550431</text:p>
          </table:table-cell>
          <table:table-cell table:formula="of:=[.O26]*100" office:value-type="float" office:value="20.407569947254" calcext:value-type="float">
            <text:p>20.407569947254</text:p>
          </table:table-cell>
          <table:table-cell table:formula="of:=[.P26]*100" office:value-type="float" office:value="22.0201364079246" calcext:value-type="float">
            <text:p>22.0201364079246</text:p>
          </table:table-cell>
          <table:table-cell table:formula="of:=[.Q26]*100" office:value-type="float" office:value="22.5089505742316" calcext:value-type="float">
            <text:p>22.5089505742316</text:p>
          </table:table-cell>
          <table:table-cell table:formula="of:=[.R26]*100" office:value-type="float" office:value="24.8470933624405" calcext:value-type="float">
            <text:p>24.8470933624405</text:p>
          </table:table-cell>
          <table:table-cell table:formula="of:=[.S26]*100" office:value-type="float" office:value="18.2065371096117" calcext:value-type="float">
            <text:p>18.2065371096117</text:p>
          </table:table-cell>
          <table:table-cell table:formula="of:=[.T26]*100" office:value-type="float" office:value="21.4992985106842" calcext:value-type="float">
            <text:p>21.4992985106842</text:p>
          </table:table-cell>
          <table:table-cell table:formula="of:=[.U26]*100" office:value-type="float" office:value="24.0948576501173" calcext:value-type="float">
            <text:p>24.0948576501173</text:p>
          </table:table-cell>
          <table:table-cell/>
          <table:table-cell table:formula="of:=[.W26]*100" office:value-type="float" office:value="21.0140272694118" calcext:value-type="float">
            <text:p>21.0140272694118</text:p>
          </table:table-cell>
        </table:table-row>
        <table:table-row table:style-name="ro1" table:number-rows-repeated="36">
          <table:table-cell table:number-columns-repeated="23"/>
        </table:table-row>
        <table:table-row table:style-name="ro1">
          <table:table-cell table:number-columns-repeated="21"/>
          <table:table-cell table:style-name="ce3"/>
          <table:table-cell/>
        </table:table-row>
        <table:table-row table:style-name="ro1">
          <table:table-cell table:number-columns-repeated="21"/>
          <table:table-cell table:style-name="ce3"/>
          <table:table-cell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95.784" calcext:value-type="float">
            <text:p>95.784</text:p>
          </table:table-cell>
          <table:table-cell office:value-type="float" office:value="99.853" calcext:value-type="float">
            <text:p>99.853</text:p>
          </table:table-cell>
          <table:table-cell office:value-type="float" office:value="107.38" calcext:value-type="float">
            <text:p>107.38</text:p>
          </table:table-cell>
          <table:table-cell office:value-type="float" office:value="81.575" calcext:value-type="float">
            <text:p>81.575</text:p>
          </table:table-cell>
          <table:table-cell office:value-type="float" office:value="58.476" calcext:value-type="float">
            <text:p>58.476</text:p>
          </table:table-cell>
          <table:table-cell office:value-type="float" office:value="73.297" calcext:value-type="float">
            <text:p>73.297</text:p>
          </table:table-cell>
          <table:table-cell office:value-type="float" office:value="102.38" calcext:value-type="float">
            <text:p>102.38</text:p>
          </table:table-cell>
          <table:table-cell office:value-type="float" office:value="69.216" calcext:value-type="float">
            <text:p>69.216</text:p>
          </table:table-cell>
          <table:table-cell office:value-type="float" office:value="127.04" calcext:value-type="float">
            <text:p>127.04</text:p>
          </table:table-cell>
          <table:table-cell office:value-type="float" office:value="43.144" calcext:value-type="float">
            <text:p>43.144</text:p>
          </table:table-cell>
          <table:table-cell office:value-type="float" office:value="32.59" calcext:value-type="float">
            <text:p>32.59</text:p>
          </table:table-cell>
          <table:table-cell office:value-type="float" office:value="96.688" calcext:value-type="float">
            <text:p>96.688</text:p>
          </table:table-cell>
          <table:table-cell office:value-type="float" office:value="99.188" calcext:value-type="float">
            <text:p>99.188</text:p>
          </table:table-cell>
          <table:table-cell office:value-type="float" office:value="101.14" calcext:value-type="float">
            <text:p>101.14</text:p>
          </table:table-cell>
          <table:table-cell office:value-type="float" office:value="58.096" calcext:value-type="float">
            <text:p>58.096</text:p>
          </table:table-cell>
          <table:table-cell office:value-type="float" office:value="67.503" calcext:value-type="float">
            <text:p>67.503</text:p>
          </table:table-cell>
          <table:table-cell office:value-type="float" office:value="117.01" calcext:value-type="float">
            <text:p>117.01</text:p>
          </table:table-cell>
          <table:table-cell office:value-type="float" office:value="59.248" calcext:value-type="float">
            <text:p>59.2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68.008" calcext:value-type="float">
            <text:p>68.008</text:p>
          </table:table-cell>
          <table:table-cell office:value-type="float" office:value="75.238" calcext:value-type="float">
            <text:p>75.238</text:p>
          </table:table-cell>
          <table:table-cell office:value-type="float" office:value="74.476" calcext:value-type="float">
            <text:p>74.476</text:p>
          </table:table-cell>
          <table:table-cell office:value-type="float" office:value="62.72" calcext:value-type="float">
            <text:p>62.72</text:p>
          </table:table-cell>
          <table:table-cell office:value-type="float" office:value="46.438" calcext:value-type="float">
            <text:p>46.438</text:p>
          </table:table-cell>
          <table:table-cell office:value-type="float" office:value="53.769" calcext:value-type="float">
            <text:p>53.769</text:p>
          </table:table-cell>
          <table:table-cell office:value-type="float" office:value="68.774" calcext:value-type="float">
            <text:p>68.774</text:p>
          </table:table-cell>
          <table:table-cell office:value-type="float" office:value="61.862" calcext:value-type="float">
            <text:p>61.862</text:p>
          </table:table-cell>
          <table:table-cell office:value-type="float" office:value="62.287" calcext:value-type="float">
            <text:p>62.287</text:p>
          </table:table-cell>
          <table:table-cell office:value-type="float" office:value="38.988" calcext:value-type="float">
            <text:p>38.988</text:p>
          </table:table-cell>
          <table:table-cell office:value-type="float" office:value="31.199" calcext:value-type="float">
            <text:p>31.199</text:p>
          </table:table-cell>
          <table:table-cell office:value-type="float" office:value="73.411" calcext:value-type="float">
            <text:p>73.411</text:p>
          </table:table-cell>
          <table:table-cell office:value-type="float" office:value="65.147" calcext:value-type="float">
            <text:p>65.147</text:p>
          </table:table-cell>
          <table:table-cell office:value-type="float" office:value="73.717" calcext:value-type="float">
            <text:p>73.717</text:p>
          </table:table-cell>
          <table:table-cell office:value-type="float" office:value="51.624" calcext:value-type="float">
            <text:p>51.624</text:p>
          </table:table-cell>
          <table:table-cell office:value-type="float" office:value="46.331" calcext:value-type="float">
            <text:p>46.331</text:p>
          </table:table-cell>
          <table:table-cell office:value-type="float" office:value="75.852" calcext:value-type="float">
            <text:p>75.852</text:p>
          </table:table-cell>
          <table:table-cell office:value-type="float" office:value="53.328" calcext:value-type="float">
            <text:p>53.3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84.951" calcext:value-type="float">
            <text:p>84.951</text:p>
          </table:table-cell>
          <table:table-cell office:value-type="float" office:value="92.916" calcext:value-type="float">
            <text:p>92.916</text:p>
          </table:table-cell>
          <table:table-cell office:value-type="float" office:value="95.12" calcext:value-type="float">
            <text:p>95.12</text:p>
          </table:table-cell>
          <table:table-cell office:value-type="float" office:value="75.748" calcext:value-type="float">
            <text:p>75.748</text:p>
          </table:table-cell>
          <table:table-cell office:value-type="float" office:value="55.304" calcext:value-type="float">
            <text:p>55.304</text:p>
          </table:table-cell>
          <table:table-cell office:value-type="float" office:value="67.528" calcext:value-type="float">
            <text:p>67.528</text:p>
          </table:table-cell>
          <table:table-cell office:value-type="float" office:value="86.691" calcext:value-type="float">
            <text:p>86.691</text:p>
          </table:table-cell>
          <table:table-cell office:value-type="float" office:value="67.135" calcext:value-type="float">
            <text:p>67.135</text:p>
          </table:table-cell>
          <table:table-cell office:value-type="float" office:value="96.47" calcext:value-type="float">
            <text:p>96.47</text:p>
          </table:table-cell>
          <table:table-cell office:value-type="float" office:value="40.149" calcext:value-type="float">
            <text:p>40.149</text:p>
          </table:table-cell>
          <table:table-cell office:value-type="float" office:value="32.041" calcext:value-type="float">
            <text:p>32.041</text:p>
          </table:table-cell>
          <table:table-cell office:value-type="float" office:value="86.904" calcext:value-type="float">
            <text:p>86.904</text:p>
          </table:table-cell>
          <table:table-cell office:value-type="float" office:value="82.808" calcext:value-type="float">
            <text:p>82.808</text:p>
          </table:table-cell>
          <table:table-cell office:value-type="float" office:value="95.047" calcext:value-type="float">
            <text:p>95.047</text:p>
          </table:table-cell>
          <table:table-cell office:value-type="float" office:value="55.809" calcext:value-type="float">
            <text:p>55.809</text:p>
          </table:table-cell>
          <table:table-cell office:value-type="float" office:value="58.03" calcext:value-type="float">
            <text:p>58.03</text:p>
          </table:table-cell>
          <table:table-cell office:value-type="float" office:value="107.68" calcext:value-type="float">
            <text:p>107.68</text:p>
          </table:table-cell>
          <table:table-cell office:value-type="float" office:value="56.253" calcext:value-type="float">
            <text:p>56.2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79.51" calcext:value-type="float">
            <text:p>79.51</text:p>
          </table:table-cell>
          <table:table-cell office:value-type="float" office:value="92.916" calcext:value-type="float">
            <text:p>92.916</text:p>
          </table:table-cell>
          <table:table-cell office:value-type="float" office:value="94.315" calcext:value-type="float">
            <text:p>94.315</text:p>
          </table:table-cell>
          <table:table-cell office:value-type="float" office:value="75.716" calcext:value-type="float">
            <text:p>75.716</text:p>
          </table:table-cell>
          <table:table-cell office:value-type="float" office:value="54.938" calcext:value-type="float">
            <text:p>54.938</text:p>
          </table:table-cell>
          <table:table-cell office:value-type="float" office:value="63.498" calcext:value-type="float">
            <text:p>63.498</text:p>
          </table:table-cell>
          <table:table-cell office:value-type="float" office:value="78.951" calcext:value-type="float">
            <text:p>78.951</text:p>
          </table:table-cell>
          <table:table-cell office:value-type="float" office:value="66.642" calcext:value-type="float">
            <text:p>66.642</text:p>
          </table:table-cell>
          <table:table-cell office:value-type="float" office:value="96.431" calcext:value-type="float">
            <text:p>96.431</text:p>
          </table:table-cell>
          <table:table-cell office:value-type="float" office:value="40.16" calcext:value-type="float">
            <text:p>40.16</text:p>
          </table:table-cell>
          <table:table-cell office:value-type="float" office:value="32.037" calcext:value-type="float">
            <text:p>32.037</text:p>
          </table:table-cell>
          <table:table-cell office:value-type="float" office:value="86.105" calcext:value-type="float">
            <text:p>86.105</text:p>
          </table:table-cell>
          <table:table-cell office:value-type="float" office:value="82.763" calcext:value-type="float">
            <text:p>82.763</text:p>
          </table:table-cell>
          <table:table-cell office:value-type="float" office:value="95.041" calcext:value-type="float">
            <text:p>95.041</text:p>
          </table:table-cell>
          <table:table-cell office:value-type="float" office:value="55.793" calcext:value-type="float">
            <text:p>55.793</text:p>
          </table:table-cell>
          <table:table-cell office:value-type="float" office:value="57.943" calcext:value-type="float">
            <text:p>57.943</text:p>
          </table:table-cell>
          <table:table-cell office:value-type="float" office:value="107.61" calcext:value-type="float">
            <text:p>107.61</text:p>
          </table:table-cell>
          <table:table-cell office:value-type="float" office:value="55.202" calcext:value-type="float">
            <text:p>55.202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74.83125" calcext:value-type="float">
            <text:p>74.83125</text:p>
          </table:table-cell>
          <table:table-cell table:formula="of:=[.E8]/[.$D$3]*100" office:value-type="float" office:value="78.01015625" calcext:value-type="float">
            <text:p>78.01015625</text:p>
          </table:table-cell>
          <table:table-cell table:formula="of:=[.F8]/[.$D$3]*100" office:value-type="float" office:value="83.890625" calcext:value-type="float">
            <text:p>83.890625</text:p>
          </table:table-cell>
          <table:table-cell table:formula="of:=[.G8]/[.$D$3]*100" office:value-type="float" office:value="63.73046875" calcext:value-type="float">
            <text:p>63.73046875</text:p>
          </table:table-cell>
          <table:table-cell table:formula="of:=[.H8]/[.$D$3]*100" office:value-type="float" office:value="45.684375" calcext:value-type="float">
            <text:p>45.684375</text:p>
          </table:table-cell>
          <table:table-cell table:formula="of:=[.I8]/[.$D$3]*100" office:value-type="float" office:value="57.26328125" calcext:value-type="float">
            <text:p>57.26328125</text:p>
          </table:table-cell>
          <table:table-cell table:formula="of:=[.J8]/[.$D$3]*100" office:value-type="float" office:value="79.984375" calcext:value-type="float">
            <text:p>79.984375</text:p>
          </table:table-cell>
          <table:table-cell table:formula="of:=[.K8]/[.$D$3]*100" office:value-type="float" office:value="54.075" calcext:value-type="float">
            <text:p>54.075</text:p>
          </table:table-cell>
          <table:table-cell table:formula="of:=[.L8]/[.$D$3]*100" office:value-type="float" office:value="99.25" calcext:value-type="float">
            <text:p>99.25</text:p>
          </table:table-cell>
          <table:table-cell table:formula="of:=[.M8]/[.$D$3]*100" office:value-type="float" office:value="33.70625" calcext:value-type="float">
            <text:p>33.70625</text:p>
          </table:table-cell>
          <table:table-cell table:formula="of:=[.N8]/[.$D$3]*100" office:value-type="float" office:value="25.4609375" calcext:value-type="float">
            <text:p>25.4609375</text:p>
          </table:table-cell>
          <table:table-cell table:formula="of:=[.O8]/[.$D$3]*100" office:value-type="float" office:value="75.5375" calcext:value-type="float">
            <text:p>75.5375</text:p>
          </table:table-cell>
          <table:table-cell table:formula="of:=[.P8]/[.$D$3]*100" office:value-type="float" office:value="77.490625" calcext:value-type="float">
            <text:p>77.49062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5.3875" calcext:value-type="float">
            <text:p>45.3875</text:p>
          </table:table-cell>
          <table:table-cell table:formula="of:=[.S8]/[.$D$3]*100" office:value-type="float" office:value="52.73671875" calcext:value-type="float">
            <text:p>52.73671875</text:p>
          </table:table-cell>
          <table:table-cell table:formula="of:=[.T8]/[.$D$3]*100" office:value-type="float" office:value="91.4140625" calcext:value-type="float">
            <text:p>91.4140625</text:p>
          </table:table-cell>
          <table:table-cell table:formula="of:=[.U8]/[.$D$3]*100" office:value-type="float" office:value="46.2875" calcext:value-type="float">
            <text:p>46.2875</text:p>
          </table:table-cell>
          <table:table-cell/>
          <table:table-cell table:formula="of:=AVERAGE([.D15:.U15])" office:value-type="float" office:value="64.653125" calcext:value-type="float">
            <text:p>64.653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53.13125" calcext:value-type="float">
            <text:p>53.13125</text:p>
          </table:table-cell>
          <table:table-cell table:formula="of:=[.E9]/[.$D$3]*100" office:value-type="float" office:value="58.7796875" calcext:value-type="float">
            <text:p>58.7796875</text:p>
          </table:table-cell>
          <table:table-cell table:formula="of:=[.F9]/[.$D$3]*100" office:value-type="float" office:value="58.184375" calcext:value-type="float">
            <text:p>58.184375</text:p>
          </table:table-cell>
          <table:table-cell table:formula="of:=[.G9]/[.$D$3]*100" office:value-type="float" office:value="49" calcext:value-type="float">
            <text:p>49</text:p>
          </table:table-cell>
          <table:table-cell table:formula="of:=[.H9]/[.$D$3]*100" office:value-type="float" office:value="36.2796875" calcext:value-type="float">
            <text:p>36.2796875</text:p>
          </table:table-cell>
          <table:table-cell table:formula="of:=[.I9]/[.$D$3]*100" office:value-type="float" office:value="42.00703125" calcext:value-type="float">
            <text:p>42.00703125</text:p>
          </table:table-cell>
          <table:table-cell table:formula="of:=[.J9]/[.$D$3]*100" office:value-type="float" office:value="53.7296875" calcext:value-type="float">
            <text:p>53.7296875</text:p>
          </table:table-cell>
          <table:table-cell table:formula="of:=[.K9]/[.$D$3]*100" office:value-type="float" office:value="48.3296875" calcext:value-type="float">
            <text:p>48.3296875</text:p>
          </table:table-cell>
          <table:table-cell table:formula="of:=[.L9]/[.$D$3]*100" office:value-type="float" office:value="48.66171875" calcext:value-type="float">
            <text:p>48.66171875</text:p>
          </table:table-cell>
          <table:table-cell table:formula="of:=[.M9]/[.$D$3]*100" office:value-type="float" office:value="30.459375" calcext:value-type="float">
            <text:p>30.459375</text:p>
          </table:table-cell>
          <table:table-cell table:formula="of:=[.N9]/[.$D$3]*100" office:value-type="float" office:value="24.37421875" calcext:value-type="float">
            <text:p>24.37421875</text:p>
          </table:table-cell>
          <table:table-cell table:formula="of:=[.O9]/[.$D$3]*100" office:value-type="float" office:value="57.35234375" calcext:value-type="float">
            <text:p>57.35234375</text:p>
          </table:table-cell>
          <table:table-cell table:formula="of:=[.P9]/[.$D$3]*100" office:value-type="float" office:value="50.89609375" calcext:value-type="float">
            <text:p>50.89609375</text:p>
          </table:table-cell>
          <table:table-cell table:formula="of:=[.Q9]/[.$D$3]*100" office:value-type="float" office:value="57.59140625" calcext:value-type="float">
            <text:p>57.59140625</text:p>
          </table:table-cell>
          <table:table-cell table:formula="of:=[.R9]/[.$D$3]*100" office:value-type="float" office:value="40.33125" calcext:value-type="float">
            <text:p>40.33125</text:p>
          </table:table-cell>
          <table:table-cell table:formula="of:=[.S9]/[.$D$3]*100" office:value-type="float" office:value="36.19609375" calcext:value-type="float">
            <text:p>36.19609375</text:p>
          </table:table-cell>
          <table:table-cell table:formula="of:=[.T9]/[.$D$3]*100" office:value-type="float" office:value="59.259375" calcext:value-type="float">
            <text:p>59.259375</text:p>
          </table:table-cell>
          <table:table-cell table:formula="of:=[.U9]/[.$D$3]*100" office:value-type="float" office:value="41.6625" calcext:value-type="float">
            <text:p>41.6625</text:p>
          </table:table-cell>
          <table:table-cell/>
          <table:table-cell table:formula="of:=AVERAGE([.D16:.U16])" office:value-type="float" office:value="47.0125434027778" calcext:value-type="float">
            <text:p>47.01254340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66.36796875" calcext:value-type="float">
            <text:p>66.36796875</text:p>
          </table:table-cell>
          <table:table-cell table:formula="of:=[.E10]/[.$D$3]*100" office:value-type="float" office:value="72.590625" calcext:value-type="float">
            <text:p>72.590625</text:p>
          </table:table-cell>
          <table:table-cell table:formula="of:=[.F10]/[.$D$3]*100" office:value-type="float" office:value="74.3125" calcext:value-type="float">
            <text:p>74.3125</text:p>
          </table:table-cell>
          <table:table-cell table:formula="of:=[.G10]/[.$D$3]*100" office:value-type="float" office:value="59.178125" calcext:value-type="float">
            <text:p>59.178125</text:p>
          </table:table-cell>
          <table:table-cell table:formula="of:=[.H10]/[.$D$3]*100" office:value-type="float" office:value="43.20625" calcext:value-type="float">
            <text:p>43.20625</text:p>
          </table:table-cell>
          <table:table-cell table:formula="of:=[.I10]/[.$D$3]*100" office:value-type="float" office:value="52.75625" calcext:value-type="float">
            <text:p>52.75625</text:p>
          </table:table-cell>
          <table:table-cell table:formula="of:=[.J10]/[.$D$3]*100" office:value-type="float" office:value="67.72734375" calcext:value-type="float">
            <text:p>67.72734375</text:p>
          </table:table-cell>
          <table:table-cell table:formula="of:=[.K10]/[.$D$3]*100" office:value-type="float" office:value="52.44921875" calcext:value-type="float">
            <text:p>52.44921875</text:p>
          </table:table-cell>
          <table:table-cell table:formula="of:=[.L10]/[.$D$3]*100" office:value-type="float" office:value="75.3671875" calcext:value-type="float">
            <text:p>75.3671875</text:p>
          </table:table-cell>
          <table:table-cell table:formula="of:=[.M10]/[.$D$3]*100" office:value-type="float" office:value="31.36640625" calcext:value-type="float">
            <text:p>31.36640625</text:p>
          </table:table-cell>
          <table:table-cell table:formula="of:=[.N10]/[.$D$3]*100" office:value-type="float" office:value="25.03203125" calcext:value-type="float">
            <text:p>25.03203125</text:p>
          </table:table-cell>
          <table:table-cell table:formula="of:=[.O10]/[.$D$3]*100" office:value-type="float" office:value="67.89375" calcext:value-type="float">
            <text:p>67.89375</text:p>
          </table:table-cell>
          <table:table-cell table:formula="of:=[.P10]/[.$D$3]*100" office:value-type="float" office:value="64.69375" calcext:value-type="float">
            <text:p>64.69375</text:p>
          </table:table-cell>
          <table:table-cell table:formula="of:=[.Q10]/[.$D$3]*100" office:value-type="float" office:value="74.25546875" calcext:value-type="float">
            <text:p>74.25546875</text:p>
          </table:table-cell>
          <table:table-cell table:formula="of:=[.R10]/[.$D$3]*100" office:value-type="float" office:value="43.60078125" calcext:value-type="float">
            <text:p>43.60078125</text:p>
          </table:table-cell>
          <table:table-cell table:formula="of:=[.S10]/[.$D$3]*100" office:value-type="float" office:value="45.3359375" calcext:value-type="float">
            <text:p>45.3359375</text:p>
          </table:table-cell>
          <table:table-cell table:formula="of:=[.T10]/[.$D$3]*100" office:value-type="float" office:value="84.125" calcext:value-type="float">
            <text:p>84.125</text:p>
          </table:table-cell>
          <table:table-cell table:formula="of:=[.U10]/[.$D$3]*100" office:value-type="float" office:value="43.94765625" calcext:value-type="float">
            <text:p>43.94765625</text:p>
          </table:table-cell>
          <table:table-cell/>
          <table:table-cell table:formula="of:=AVERAGE([.D17:.U17])" office:value-type="float" office:value="58.0114583333333" calcext:value-type="float">
            <text:p>58.011458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62.1171875" calcext:value-type="float">
            <text:p>62.1171875</text:p>
          </table:table-cell>
          <table:table-cell table:formula="of:=[.E11]/[.$D$3]*100" office:value-type="float" office:value="72.590625" calcext:value-type="float">
            <text:p>72.590625</text:p>
          </table:table-cell>
          <table:table-cell table:formula="of:=[.F11]/[.$D$3]*100" office:value-type="float" office:value="73.68359375" calcext:value-type="float">
            <text:p>73.68359375</text:p>
          </table:table-cell>
          <table:table-cell table:formula="of:=[.G11]/[.$D$3]*100" office:value-type="float" office:value="59.153125" calcext:value-type="float">
            <text:p>59.153125</text:p>
          </table:table-cell>
          <table:table-cell table:formula="of:=[.H11]/[.$D$3]*100" office:value-type="float" office:value="42.9203125" calcext:value-type="float">
            <text:p>42.9203125</text:p>
          </table:table-cell>
          <table:table-cell table:formula="of:=[.I11]/[.$D$3]*100" office:value-type="float" office:value="49.6078125" calcext:value-type="float">
            <text:p>49.6078125</text:p>
          </table:table-cell>
          <table:table-cell table:formula="of:=[.J11]/[.$D$3]*100" office:value-type="float" office:value="61.68046875" calcext:value-type="float">
            <text:p>61.68046875</text:p>
          </table:table-cell>
          <table:table-cell table:formula="of:=[.K11]/[.$D$3]*100" office:value-type="float" office:value="52.0640625" calcext:value-type="float">
            <text:p>52.0640625</text:p>
          </table:table-cell>
          <table:table-cell table:formula="of:=[.L11]/[.$D$3]*100" office:value-type="float" office:value="75.33671875" calcext:value-type="float">
            <text:p>75.33671875</text:p>
          </table:table-cell>
          <table:table-cell table:formula="of:=[.M11]/[.$D$3]*100" office:value-type="float" office:value="31.375" calcext:value-type="float">
            <text:p>31.375</text:p>
          </table:table-cell>
          <table:table-cell table:formula="of:=[.N11]/[.$D$3]*100" office:value-type="float" office:value="25.02890625" calcext:value-type="float">
            <text:p>25.02890625</text:p>
          </table:table-cell>
          <table:table-cell table:formula="of:=[.O11]/[.$D$3]*100" office:value-type="float" office:value="67.26953125" calcext:value-type="float">
            <text:p>67.26953125</text:p>
          </table:table-cell>
          <table:table-cell table:formula="of:=[.P11]/[.$D$3]*100" office:value-type="float" office:value="64.65859375" calcext:value-type="float">
            <text:p>64.65859375</text:p>
          </table:table-cell>
          <table:table-cell table:formula="of:=[.Q11]/[.$D$3]*100" office:value-type="float" office:value="74.25078125" calcext:value-type="float">
            <text:p>74.25078125</text:p>
          </table:table-cell>
          <table:table-cell table:formula="of:=[.R11]/[.$D$3]*100" office:value-type="float" office:value="43.58828125" calcext:value-type="float">
            <text:p>43.58828125</text:p>
          </table:table-cell>
          <table:table-cell table:formula="of:=[.S11]/[.$D$3]*100" office:value-type="float" office:value="45.26796875" calcext:value-type="float">
            <text:p>45.26796875</text:p>
          </table:table-cell>
          <table:table-cell table:formula="of:=[.T11]/[.$D$3]*100" office:value-type="float" office:value="84.0703125" calcext:value-type="float">
            <text:p>84.0703125</text:p>
          </table:table-cell>
          <table:table-cell table:formula="of:=[.U11]/[.$D$3]*100" office:value-type="float" office:value="43.1265625" calcext:value-type="float">
            <text:p>43.1265625</text:p>
          </table:table-cell>
          <table:table-cell/>
          <table:table-cell table:formula="of:=AVERAGE([.D18:.U18])" office:value-type="float" office:value="57.0994357638889" calcext:value-type="float">
            <text:p>57.0994357638889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3251" calcext:value-type="float">
            <text:p>0.3251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34.72" calcext:value-type="float">
            <text:p>34.72</text:p>
          </table:table-cell>
          <table:table-cell table:formula="of:=[.E8]*100" office:value-type="float" office:value="0.08" calcext:value-type="float">
            <text:p>0.08</text:p>
          </table:table-cell>
          <table:table-cell table:formula="of:=[.F8]*100" office:value-type="float" office:value="4.32" calcext:value-type="float">
            <text:p>4.32</text:p>
          </table:table-cell>
          <table:table-cell table:formula="of:=[.G8]*100" office:value-type="float" office:value="1.09" calcext:value-type="float">
            <text:p>1.09</text:p>
          </table:table-cell>
          <table:table-cell table:formula="of:=[.H8]*100" office:value-type="float" office:value="4.68" calcext:value-type="float">
            <text:p>4.68</text:p>
          </table:table-cell>
          <table:table-cell table:formula="of:=[.I8]*100" office:value-type="float" office:value="32.71" calcext:value-type="float">
            <text:p>32.71</text:p>
          </table:table-cell>
          <table:table-cell table:formula="of:=[.J8]*100" office:value-type="float" office:value="45.16" calcext:value-type="float">
            <text:p>45.16</text:p>
          </table:table-cell>
          <table:table-cell table:formula="of:=[.K8]*100" office:value-type="float" office:value="6.76" calcext:value-type="float">
            <text:p>6.76</text:p>
          </table:table-cell>
          <table:table-cell table:formula="of:=[.L8]*100" office:value-type="float" office:value="0.08" calcext:value-type="float">
            <text:p>0.08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0.49" calcext:value-type="float">
            <text:p>0.49</text:p>
          </table:table-cell>
          <table:table-cell table:formula="of:=[.O8]*100" office:value-type="float" office:value="5.29" calcext:value-type="float">
            <text:p>5.29</text:p>
          </table:table-cell>
          <table:table-cell table:formula="of:=[.P8]*100" office:value-type="float" office:value="0.06" calcext:value-type="float">
            <text:p>0.06</text:p>
          </table:table-cell>
          <table:table-cell table:formula="of:=[.Q8]*100" office:value-type="float" office:value="0.16" calcext:value-type="float">
            <text:p>0.16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2.23" calcext:value-type="float">
            <text:p>2.23</text:p>
          </table:table-cell>
          <table:table-cell table:formula="of:=[.T8]*100" office:value-type="float" office:value="0.13" calcext:value-type="float">
            <text:p>0.13</text:p>
          </table:table-cell>
          <table:table-cell table:formula="of:=[.U8]*100" office:value-type="float" office:value="32.51" calcext:value-type="float">
            <text:p>32.51</text:p>
          </table:table-cell>
          <table:table-cell/>
          <table:table-cell table:formula="of:=AVERAGE([.D12:.U12])" office:value-type="float" office:value="9.48444444444444" calcext:value-type="float">
            <text:p>9.48444444444444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65.28" calcext:value-type="float">
            <text:p>65.28</text:p>
          </table:table-cell>
          <table:table-cell table:formula="of:=100-[.E12]" office:value-type="float" office:value="99.92" calcext:value-type="float">
            <text:p>99.92</text:p>
          </table:table-cell>
          <table:table-cell table:formula="of:=100-[.F12]" office:value-type="float" office:value="95.68" calcext:value-type="float">
            <text:p>95.68</text:p>
          </table:table-cell>
          <table:table-cell table:formula="of:=100-[.G12]" office:value-type="float" office:value="98.91" calcext:value-type="float">
            <text:p>98.91</text:p>
          </table:table-cell>
          <table:table-cell table:formula="of:=100-[.H12]" office:value-type="float" office:value="95.32" calcext:value-type="float">
            <text:p>95.32</text:p>
          </table:table-cell>
          <table:table-cell table:formula="of:=100-[.I12]" office:value-type="float" office:value="67.29" calcext:value-type="float">
            <text:p>67.29</text:p>
          </table:table-cell>
          <table:table-cell table:formula="of:=100-[.J12]" office:value-type="float" office:value="54.84" calcext:value-type="float">
            <text:p>54.84</text:p>
          </table:table-cell>
          <table:table-cell table:formula="of:=100-[.K12]" office:value-type="float" office:value="93.24" calcext:value-type="float">
            <text:p>93.24</text:p>
          </table:table-cell>
          <table:table-cell table:formula="of:=100-[.L12]" office:value-type="float" office:value="99.92" calcext:value-type="float">
            <text:p>99.92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9.51" calcext:value-type="float">
            <text:p>99.51</text:p>
          </table:table-cell>
          <table:table-cell table:formula="of:=100-[.O12]" office:value-type="float" office:value="94.71" calcext:value-type="float">
            <text:p>94.71</text:p>
          </table:table-cell>
          <table:table-cell table:formula="of:=100-[.P12]" office:value-type="float" office:value="99.94" calcext:value-type="float">
            <text:p>99.94</text:p>
          </table:table-cell>
          <table:table-cell table:formula="of:=100-[.Q12]" office:value-type="float" office:value="99.84" calcext:value-type="float">
            <text:p>99.84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97.77" calcext:value-type="float">
            <text:p>97.77</text:p>
          </table:table-cell>
          <table:table-cell table:formula="of:=100-[.T12]" office:value-type="float" office:value="99.87" calcext:value-type="float">
            <text:p>99.87</text:p>
          </table:table-cell>
          <table:table-cell table:formula="of:=100-[.U12]" office:value-type="float" office:value="67.49" calcext:value-type="float">
            <text:p>67.49</text:p>
          </table:table-cell>
          <table:table-cell/>
          <table:table-cell table:formula="of:=AVERAGE([.D13:.U13])" office:value-type="float" office:value="90.5155555555555" calcext:value-type="float">
            <text:p>90.51555555555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00/00/00</text:date>, <text:time style:data-style-name="N2" text:time-value="14:58:51.67493709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08T15:10:29.114050685</dc:date>
    <meta:editing-duration>PT59M50S</meta:editing-duration>
    <meta:editing-cycles>12</meta:editing-cycles>
    <meta:generator>LibreOffice/6.0.7.3$Linux_X86_64 LibreOffice_project/00m0$Build-3</meta:generator>
    <meta:document-statistic meta:table-count="4" meta:cell-count="9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9.001cm" xlink:href=".." xlink:type="simple" chart:class="chart:bar" chart:style-name="ch1">
        <chart:legend svg:x="11.039cm" svg:y="0cm" style:legend-expansion="custom" chartooo:width="9.96cm" chartooo:height="0.84cm" style:legend-expansion-aspect-ratio="11.8571428571429" chart:style-name="ch2"/>
        <chart:plot-area chart:style-name="ch3" table:cell-range-address="IPC.D21:IPC.X24" chart:data-source-has-labels="both" svg:x="1.099cm" svg:y="1.002cm" svg:width="19.475cm" svg:height="7.612cm">
          <chartooo:coordinate-region svg:x="2.117cm" svg:y="1.254cm" svg:width="18.457cm" svg:height="4.702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5.884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2.7698967504168">
                <text:p>2.7698967504168</text:p>
                <draw:g>
                  <svg:desc>IPC.E22:IPC.X22</svg:desc>
                </draw:g>
              </table:table-cell>
              <table:table-cell office:value-type="float" office:value="-0.581158969698414">
                <text:p>-0.581158969698414</text:p>
              </table:table-cell>
              <table:table-cell office:value-type="float" office:value="0.371506220859197">
                <text:p>0.371506220859197</text:p>
              </table:table-cell>
              <table:table-cell office:value-type="float" office:value="-0.0427997629551591">
                <text:p>-0.0427997629551591</text:p>
              </table:table-cell>
              <table:table-cell office:value-type="float" office:value="0.403439855610999">
                <text:p>0.403439855610999</text:p>
              </table:table-cell>
              <table:table-cell office:value-type="float" office:value="1.24543532577359">
                <text:p>1.24543532577359</text:p>
              </table:table-cell>
              <table:table-cell office:value-type="float" office:value="4.13540658276864">
                <text:p>4.13540658276864</text:p>
              </table:table-cell>
              <table:table-cell office:value-type="float" office:value="1.50552024088324">
                <text:p>1.50552024088324</text:p>
              </table:table-cell>
              <table:table-cell office:value-type="float" office:value="-0.726924668874163">
                <text:p>-0.726924668874163</text:p>
              </table:table-cell>
              <table:table-cell office:value-type="float" office:value="-0.306638614082999">
                <text:p>-0.306638614082999</text:p>
              </table:table-cell>
              <table:table-cell office:value-type="float" office:value="1.33520730850317">
                <text:p>1.33520730850317</text:p>
              </table:table-cell>
              <table:table-cell office:value-type="float" office:value="0.227807308354777">
                <text:p>0.227807308354777</text:p>
              </table:table-cell>
              <table:table-cell office:value-type="float" office:value="1.23943836978131">
                <text:p>1.23943836978131</text:p>
              </table:table-cell>
              <table:table-cell office:value-type="float" office:value="0.926102730570932">
                <text:p>0.926102730570932</text:p>
              </table:table-cell>
              <table:table-cell office:value-type="float" office:value="1.82989847407137">
                <text:p>1.82989847407137</text:p>
              </table:table-cell>
              <table:table-cell office:value-type="float" office:value="-0.0370017972301628">
                <text:p>-0.0370017972301628</text:p>
              </table:table-cell>
              <table:table-cell office:value-type="float" office:value="-0.116017197843443">
                <text:p>-0.116017197843443</text:p>
              </table:table-cell>
              <table:table-cell office:value-type="float" office:value="0.307775643866648">
                <text:p>0.307775643866648</text:p>
              </table:table-cell>
              <table:table-cell office:value-type="float" office:value="NaN">
                <text:p>NaN</text:p>
              </table:table-cell>
              <table:table-cell office:value-type="float" office:value="0.812145166476019">
                <text:p>0.812145166476019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1.41858492497586">
                <text:p>1.41858492497586</text:p>
                <draw:g>
                  <svg:desc>IPC.E23:IPC.X23</svg:desc>
                </draw:g>
              </table:table-cell>
              <table:table-cell office:value-type="float" office:value="-0.212852462152902">
                <text:p>-0.212852462152902</text:p>
              </table:table-cell>
              <table:table-cell office:value-type="float" office:value="0.209439748672302">
                <text:p>0.209439748672302</text:p>
              </table:table-cell>
              <table:table-cell office:value-type="float" office:value="-0.00987686837428115">
                <text:p>-0.00987686837428115</text:p>
              </table:table-cell>
              <table:table-cell office:value-type="float" office:value="0.0106168383055549">
                <text:p>0.0106168383055549</text:p>
              </table:table-cell>
              <table:table-cell office:value-type="float" office:value="0.138381702863732">
                <text:p>0.138381702863732</text:p>
              </table:table-cell>
              <table:table-cell office:value-type="float" office:value="2.9616408518877">
                <text:p>2.9616408518877</text:p>
              </table:table-cell>
              <table:table-cell office:value-type="float" office:value="0.100368016058872">
                <text:p>0.100368016058872</text:p>
              </table:table-cell>
              <table:table-cell office:value-type="float" office:value="-0.983029801324498">
                <text:p>-0.983029801324498</text:p>
              </table:table-cell>
              <table:table-cell office:value-type="float" office:value="-0.0559559514749841">
                <text:p>-0.0559559514749841</text:p>
              </table:table-cell>
              <table:table-cell office:value-type="float" office:value="0.95000130137165">
                <text:p>0.95000130137165</text:p>
              </table:table-cell>
              <table:table-cell office:value-type="float" office:value="-0.124090159835522">
                <text:p>-0.124090159835522</text:p>
              </table:table-cell>
              <table:table-cell office:value-type="float" office:value="1.02820576540754">
                <text:p>1.02820576540754</text:p>
              </table:table-cell>
              <table:table-cell office:value-type="float" office:value="-0.578575520336067">
                <text:p>-0.578575520336067</text:p>
              </table:table-cell>
              <table:table-cell office:value-type="float" office:value="-0.176302510790927">
                <text:p>-0.176302510790927</text:p>
              </table:table-cell>
              <table:table-cell office:value-type="float" office:value="-0.0132149275821947">
                <text:p>-0.0132149275821947</text:p>
              </table:table-cell>
              <table:table-cell office:value-type="float" office:value="-0.100093268727663">
                <text:p>-0.100093268727663</text:p>
              </table:table-cell>
              <table:table-cell office:value-type="float" office:value="-0.485054414733832">
                <text:p>-0.485054414733832</text:p>
              </table:table-cell>
              <table:table-cell office:value-type="float" office:value="NaN">
                <text:p>NaN</text:p>
              </table:table-cell>
              <table:table-cell office:value-type="float" office:value="0.230372540134638">
                <text:p>0.230372540134638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1.87487203486501">
                <text:p>1.87487203486501</text:p>
                <draw:g>
                  <svg:desc>IPC.E24:IPC.X24</svg:desc>
                </draw:g>
              </table:table-cell>
              <table:table-cell office:value-type="float" office:value="-0.210460861454576">
                <text:p>-0.210460861454576</text:p>
              </table:table-cell>
              <table:table-cell office:value-type="float" office:value="0.194479766624267">
                <text:p>0.194479766624267</text:p>
              </table:table-cell>
              <table:table-cell office:value-type="float" office:value="0.00658457891618003">
                <text:p>0.00658457891618003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776475110513164">
                <text:p>0.776475110513164</text:p>
              </table:table-cell>
              <table:table-cell office:value-type="float" office:value="3.45474346563408">
                <text:p>3.45474346563408</text:p>
              </table:table-cell>
              <table:table-cell office:value-type="float" office:value="0.133824021411844">
                <text:p>0.133824021411844</text:p>
              </table:table-cell>
              <table:table-cell office:value-type="float" office:value="-0.990790562913912">
                <text:p>-0.990790562913912</text:p>
              </table:table-cell>
              <table:table-cell office:value-type="float" office:value="-0.0559559514749841">
                <text:p>-0.0559559514749841</text:p>
              </table:table-cell>
              <table:table-cell office:value-type="float" office:value="0.931782098331646">
                <text:p>0.931782098331646</text:p>
              </table:table-cell>
              <table:table-cell office:value-type="float" office:value="-0.0537106661974596">
                <text:p>-0.0537106661974596</text:p>
              </table:table-cell>
              <table:table-cell office:value-type="float" office:value="1.02820576540754">
                <text:p>1.02820576540754</text:p>
              </table:table-cell>
              <table:table-cell office:value-type="float" office:value="-0.584303990834445">
                <text:p>-0.584303990834445</text:p>
              </table:table-cell>
              <table:table-cell office:value-type="float" office:value="-0.173262812329011">
                <text:p>-0.173262812329011</text:p>
              </table:table-cell>
              <table:table-cell office:value-type="float" office:value="-0.0951474785918283">
                <text:p>-0.0951474785918283</text:p>
              </table:table-cell>
              <table:table-cell office:value-type="float" office:value="-0.100093268727663">
                <text:p>-0.100093268727663</text:p>
              </table:table-cell>
              <table:table-cell office:value-type="float" office:value="-0.224060668734927">
                <text:p>-0.224060668734927</text:p>
              </table:table-cell>
              <table:table-cell office:value-type="float" office:value="NaN">
                <text:p>NaN</text:p>
              </table:table-cell>
              <table:table-cell office:value-type="float" office:value="0.335816358056562">
                <text:p>0.335816358056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2cm" svg:width="19.677cm" svg:height="8.336cm">
          <chartooo:coordinate-region svg:x="1.976cm" svg:y="1.672cm" svg:width="18.712cm" svg:height="5.426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5.1915699958405">
                <text:p>15.1915699958405</text:p>
                <draw:g>
                  <svg:desc>comp.D30:comp.W30</svg:desc>
                </draw:g>
              </table:table-cell>
              <table:table-cell office:value-type="float" office:value="11.8925359634017">
                <text:p>11.8925359634017</text:p>
              </table:table-cell>
              <table:table-cell office:value-type="float" office:value="14.0675729937475">
                <text:p>14.0675729937475</text:p>
              </table:table-cell>
              <table:table-cell office:value-type="float" office:value="13.32552435458">
                <text:p>13.32552435458</text:p>
              </table:table-cell>
              <table:table-cell office:value-type="float" office:value="14.5813145821721">
                <text:p>14.5813145821721</text:p>
              </table:table-cell>
              <table:table-cell office:value-type="float" office:value="13.1596635352384">
                <text:p>13.1596635352384</text:p>
              </table:table-cell>
              <table:table-cell office:value-type="float" office:value="13.8780375974324">
                <text:p>13.8780375974324</text:p>
              </table:table-cell>
              <table:table-cell office:value-type="float" office:value="14.119412305504">
                <text:p>14.119412305504</text:p>
              </table:table-cell>
              <table:table-cell office:value-type="float" office:value="10.2981793198214">
                <text:p>10.2981793198214</text:p>
              </table:table-cell>
              <table:table-cell office:value-type="float" office:value="21.7008719378374">
                <text:p>21.7008719378374</text:p>
              </table:table-cell>
              <table:table-cell office:value-type="float" office:value="23.864421561064">
                <text:p>23.864421561064</text:p>
              </table:table-cell>
              <table:table-cell office:value-type="float" office:value="14.7799482231113">
                <text:p>14.7799482231113</text:p>
              </table:table-cell>
              <table:table-cell office:value-type="float" office:value="15.3757504007376">
                <text:p>15.3757504007376</text:p>
              </table:table-cell>
              <table:table-cell office:value-type="float" office:value="14.9997675175524">
                <text:p>14.9997675175524</text:p>
              </table:table-cell>
              <table:table-cell office:value-type="float" office:value="22.9651655155541">
                <text:p>22.9651655155541</text:p>
              </table:table-cell>
              <table:table-cell office:value-type="float" office:value="11.9890105450285">
                <text:p>11.9890105450285</text:p>
              </table:table-cell>
              <table:table-cell office:value-type="float" office:value="10.0028329376214">
                <text:p>10.0028329376214</text:p>
              </table:table-cell>
              <table:table-cell office:value-type="float" office:value="23.24519688035">
                <text:p>23.24519688035</text:p>
              </table:table-cell>
              <table:table-cell office:value-type="float" office:value="NaN">
                <text:p>NaN</text:p>
              </table:table-cell>
              <table:table-cell office:value-type="float" office:value="15.0023326476761">
                <text:p>15.0023326476761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22.2570134491843">
                <text:p>22.2570134491843</text:p>
                <draw:g>
                  <svg:desc>comp.D31:comp.W31</svg:desc>
                </draw:g>
              </table:table-cell>
              <table:table-cell office:value-type="float" office:value="20.6022021604133">
                <text:p>20.6022021604133</text:p>
              </table:table-cell>
              <table:table-cell office:value-type="float" office:value="21.4856880628693">
                <text:p>21.4856880628693</text:p>
              </table:table-cell>
              <table:table-cell office:value-type="float" office:value="21.3955535989434">
                <text:p>21.3955535989434</text:p>
              </table:table-cell>
              <table:table-cell office:value-type="float" office:value="21.0433906444282">
                <text:p>21.0433906444282</text:p>
              </table:table-cell>
              <table:table-cell office:value-type="float" office:value="21.0506662473959">
                <text:p>21.0506662473959</text:p>
              </table:table-cell>
              <table:table-cell office:value-type="float" office:value="20.6217331499312">
                <text:p>20.6217331499312</text:p>
              </table:table-cell>
              <table:table-cell office:value-type="float" office:value="20.1425870353345">
                <text:p>20.1425870353345</text:p>
              </table:table-cell>
              <table:table-cell office:value-type="float" office:value="19.66609412573">
                <text:p>19.66609412573</text:p>
              </table:table-cell>
              <table:table-cell office:value-type="float" office:value="22.9978053265318">
                <text:p>22.9978053265318</text:p>
              </table:table-cell>
              <table:table-cell office:value-type="float" office:value="24.8291013987187">
                <text:p>24.8291013987187</text:p>
              </table:table-cell>
              <table:table-cell office:value-type="float" office:value="20.7924355903811">
                <text:p>20.7924355903811</text:p>
              </table:table-cell>
              <table:table-cell office:value-type="float" office:value="22.0589005646995">
                <text:p>22.0589005646995</text:p>
              </table:table-cell>
              <table:table-cell office:value-type="float" office:value="22.4880271539499">
                <text:p>22.4880271539499</text:p>
              </table:table-cell>
              <table:table-cell office:value-type="float" office:value="24.854621073828">
                <text:p>24.854621073828</text:p>
              </table:table-cell>
              <table:table-cell office:value-type="float" office:value="18.2610803603895">
                <text:p>18.2610803603895</text:p>
              </table:table-cell>
              <table:table-cell office:value-type="float" office:value="21.5546082451975">
                <text:p>21.5546082451975</text:p>
              </table:table-cell>
              <table:table-cell office:value-type="float" office:value="24.4964386109526">
                <text:p>24.4964386109526</text:p>
              </table:table-cell>
              <table:table-cell office:value-type="float" office:value="NaN">
                <text:p>NaN</text:p>
              </table:table-cell>
              <table:table-cell office:value-type="float" office:value="21.632879864872">
                <text:p>21.632879864872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20.0050838840874">
                <text:p>20.0050838840874</text:p>
                <draw:g>
                  <svg:desc>comp.D32:comp.W32</svg:desc>
                </draw:g>
              </table:table-cell>
              <table:table-cell office:value-type="float" office:value="20.5952443076067">
                <text:p>20.5952443076067</text:p>
              </table:table-cell>
              <table:table-cell office:value-type="float" office:value="21.1919921987036">
                <text:p>21.1919921987036</text:p>
              </table:table-cell>
              <table:table-cell office:value-type="float" office:value="21.3782585453288">
                <text:p>21.3782585453288</text:p>
              </table:table-cell>
              <table:table-cell office:value-type="float" office:value="20.4186854178279">
                <text:p>20.4186854178279</text:p>
              </table:table-cell>
              <table:table-cell office:value-type="float" office:value="18.9770449274793">
                <text:p>18.9770449274793</text:p>
              </table:table-cell>
              <table:table-cell office:value-type="float" office:value="17.6643741403026">
                <text:p>17.6643741403026</text:p>
              </table:table-cell>
              <table:table-cell office:value-type="float" office:value="18.7878367361099">
                <text:p>18.7878367361099</text:p>
              </table:table-cell>
              <table:table-cell office:value-type="float" office:value="19.6502919958777">
                <text:p>19.6502919958777</text:p>
              </table:table-cell>
              <table:table-cell office:value-type="float" office:value="23.0010676789845">
                <text:p>23.0010676789845</text:p>
              </table:table-cell>
              <table:table-cell office:value-type="float" office:value="24.828430550431">
                <text:p>24.828430550431</text:p>
              </table:table-cell>
              <table:table-cell office:value-type="float" office:value="20.407569947254">
                <text:p>20.407569947254</text:p>
              </table:table-cell>
              <table:table-cell office:value-type="float" office:value="22.0201364079246">
                <text:p>22.0201364079246</text:p>
              </table:table-cell>
              <table:table-cell office:value-type="float" office:value="22.5089505742316">
                <text:p>22.5089505742316</text:p>
              </table:table-cell>
              <table:table-cell office:value-type="float" office:value="24.8470933624405">
                <text:p>24.8470933624405</text:p>
              </table:table-cell>
              <table:table-cell office:value-type="float" office:value="18.2065371096117">
                <text:p>18.2065371096117</text:p>
              </table:table-cell>
              <table:table-cell office:value-type="float" office:value="21.4992985106842">
                <text:p>21.4992985106842</text:p>
              </table:table-cell>
              <table:table-cell office:value-type="float" office:value="24.0948576501173">
                <text:p>24.0948576501173</text:p>
              </table:table-cell>
              <table:table-cell office:value-type="float" office:value="NaN">
                <text:p>NaN</text:p>
              </table:table-cell>
              <table:table-cell office:value-type="float" office:value="21.0140272694118">
                <text:p>21.0140272694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0.949cm" style:legend-expansion-aspect-ratio="15.0389884088514" chart:style-name="ch2"/>
        <chart:plot-area chart:style-name="ch3" table:cell-range-address="occupancy.C14:occupancy.W18" chart:data-source-has-labels="both" svg:x="1.13cm" svg:y="1.195cm" svg:width="19.445cm" svg:height="8.402cm">
          <chartooo:coordinate-region svg:x="2.095cm" svg:y="1.447cm" svg:width="18.48cm" svg:height="5.492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198cm" svg:y="5.383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74.83125">
                <text:p>74.83125</text:p>
                <draw:g>
                  <svg:desc>occupancy.D15:occupancy.W15</svg:desc>
                </draw:g>
              </table:table-cell>
              <table:table-cell office:value-type="float" office:value="78.01015625">
                <text:p>78.01015625</text:p>
              </table:table-cell>
              <table:table-cell office:value-type="float" office:value="83.890625">
                <text:p>83.890625</text:p>
              </table:table-cell>
              <table:table-cell office:value-type="float" office:value="63.73046875">
                <text:p>63.73046875</text:p>
              </table:table-cell>
              <table:table-cell office:value-type="float" office:value="45.684375">
                <text:p>45.684375</text:p>
              </table:table-cell>
              <table:table-cell office:value-type="float" office:value="57.26328125">
                <text:p>57.26328125</text:p>
              </table:table-cell>
              <table:table-cell office:value-type="float" office:value="79.984375">
                <text:p>79.984375</text:p>
              </table:table-cell>
              <table:table-cell office:value-type="float" office:value="54.075">
                <text:p>54.075</text:p>
              </table:table-cell>
              <table:table-cell office:value-type="float" office:value="99.25">
                <text:p>99.25</text:p>
              </table:table-cell>
              <table:table-cell office:value-type="float" office:value="33.70625">
                <text:p>33.70625</text:p>
              </table:table-cell>
              <table:table-cell office:value-type="float" office:value="25.4609375">
                <text:p>25.4609375</text:p>
              </table:table-cell>
              <table:table-cell office:value-type="float" office:value="75.5375">
                <text:p>75.5375</text:p>
              </table:table-cell>
              <table:table-cell office:value-type="float" office:value="77.490625">
                <text:p>77.490625</text:p>
              </table:table-cell>
              <table:table-cell office:value-type="float" office:value="79.015625">
                <text:p>79.015625</text:p>
              </table:table-cell>
              <table:table-cell office:value-type="float" office:value="45.3875">
                <text:p>45.3875</text:p>
              </table:table-cell>
              <table:table-cell office:value-type="float" office:value="52.73671875">
                <text:p>52.73671875</text:p>
              </table:table-cell>
              <table:table-cell office:value-type="float" office:value="91.4140625">
                <text:p>91.4140625</text:p>
              </table:table-cell>
              <table:table-cell office:value-type="float" office:value="46.2875">
                <text:p>46.2875</text:p>
              </table:table-cell>
              <table:table-cell office:value-type="float" office:value="NaN">
                <text:p>NaN</text:p>
              </table:table-cell>
              <table:table-cell office:value-type="float" office:value="64.653125">
                <text:p>64.653125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53.13125">
                <text:p>53.13125</text:p>
                <draw:g>
                  <svg:desc>occupancy.D16:occupancy.W16</svg:desc>
                </draw:g>
              </table:table-cell>
              <table:table-cell office:value-type="float" office:value="58.7796875">
                <text:p>58.7796875</text:p>
              </table:table-cell>
              <table:table-cell office:value-type="float" office:value="58.184375">
                <text:p>58.184375</text:p>
              </table:table-cell>
              <table:table-cell office:value-type="float" office:value="49">
                <text:p>49</text:p>
              </table:table-cell>
              <table:table-cell office:value-type="float" office:value="36.2796875">
                <text:p>36.2796875</text:p>
              </table:table-cell>
              <table:table-cell office:value-type="float" office:value="42.00703125">
                <text:p>42.00703125</text:p>
              </table:table-cell>
              <table:table-cell office:value-type="float" office:value="53.7296875">
                <text:p>53.7296875</text:p>
              </table:table-cell>
              <table:table-cell office:value-type="float" office:value="48.3296875">
                <text:p>48.3296875</text:p>
              </table:table-cell>
              <table:table-cell office:value-type="float" office:value="48.66171875">
                <text:p>48.66171875</text:p>
              </table:table-cell>
              <table:table-cell office:value-type="float" office:value="30.459375">
                <text:p>30.459375</text:p>
              </table:table-cell>
              <table:table-cell office:value-type="float" office:value="24.37421875">
                <text:p>24.37421875</text:p>
              </table:table-cell>
              <table:table-cell office:value-type="float" office:value="57.35234375">
                <text:p>57.35234375</text:p>
              </table:table-cell>
              <table:table-cell office:value-type="float" office:value="50.89609375">
                <text:p>50.89609375</text:p>
              </table:table-cell>
              <table:table-cell office:value-type="float" office:value="57.59140625">
                <text:p>57.59140625</text:p>
              </table:table-cell>
              <table:table-cell office:value-type="float" office:value="40.33125">
                <text:p>40.33125</text:p>
              </table:table-cell>
              <table:table-cell office:value-type="float" office:value="36.19609375">
                <text:p>36.19609375</text:p>
              </table:table-cell>
              <table:table-cell office:value-type="float" office:value="59.259375">
                <text:p>59.259375</text:p>
              </table:table-cell>
              <table:table-cell office:value-type="float" office:value="41.6625">
                <text:p>41.6625</text:p>
              </table:table-cell>
              <table:table-cell office:value-type="float" office:value="NaN">
                <text:p>NaN</text:p>
              </table:table-cell>
              <table:table-cell office:value-type="float" office:value="47.0125434027778">
                <text:p>47.0125434027778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66.36796875">
                <text:p>66.36796875</text:p>
                <draw:g>
                  <svg:desc>occupancy.D17:occupancy.W17</svg:desc>
                </draw:g>
              </table:table-cell>
              <table:table-cell office:value-type="float" office:value="72.590625">
                <text:p>72.590625</text:p>
              </table:table-cell>
              <table:table-cell office:value-type="float" office:value="74.3125">
                <text:p>74.3125</text:p>
              </table:table-cell>
              <table:table-cell office:value-type="float" office:value="59.178125">
                <text:p>59.178125</text:p>
              </table:table-cell>
              <table:table-cell office:value-type="float" office:value="43.20625">
                <text:p>43.20625</text:p>
              </table:table-cell>
              <table:table-cell office:value-type="float" office:value="52.75625">
                <text:p>52.75625</text:p>
              </table:table-cell>
              <table:table-cell office:value-type="float" office:value="67.72734375">
                <text:p>67.72734375</text:p>
              </table:table-cell>
              <table:table-cell office:value-type="float" office:value="52.44921875">
                <text:p>52.44921875</text:p>
              </table:table-cell>
              <table:table-cell office:value-type="float" office:value="75.3671875">
                <text:p>75.3671875</text:p>
              </table:table-cell>
              <table:table-cell office:value-type="float" office:value="31.36640625">
                <text:p>31.36640625</text:p>
              </table:table-cell>
              <table:table-cell office:value-type="float" office:value="25.03203125">
                <text:p>25.03203125</text:p>
              </table:table-cell>
              <table:table-cell office:value-type="float" office:value="67.89375">
                <text:p>67.89375</text:p>
              </table:table-cell>
              <table:table-cell office:value-type="float" office:value="64.69375">
                <text:p>64.69375</text:p>
              </table:table-cell>
              <table:table-cell office:value-type="float" office:value="74.25546875">
                <text:p>74.25546875</text:p>
              </table:table-cell>
              <table:table-cell office:value-type="float" office:value="43.60078125">
                <text:p>43.60078125</text:p>
              </table:table-cell>
              <table:table-cell office:value-type="float" office:value="45.3359375">
                <text:p>45.3359375</text:p>
              </table:table-cell>
              <table:table-cell office:value-type="float" office:value="84.125">
                <text:p>84.125</text:p>
              </table:table-cell>
              <table:table-cell office:value-type="float" office:value="43.94765625">
                <text:p>43.94765625</text:p>
              </table:table-cell>
              <table:table-cell office:value-type="float" office:value="NaN">
                <text:p>NaN</text:p>
              </table:table-cell>
              <table:table-cell office:value-type="float" office:value="58.0114583333333">
                <text:p>58.0114583333333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62.1171875">
                <text:p>62.1171875</text:p>
                <draw:g>
                  <svg:desc>occupancy.D18:occupancy.W18</svg:desc>
                </draw:g>
              </table:table-cell>
              <table:table-cell office:value-type="float" office:value="72.590625">
                <text:p>72.590625</text:p>
              </table:table-cell>
              <table:table-cell office:value-type="float" office:value="73.68359375">
                <text:p>73.68359375</text:p>
              </table:table-cell>
              <table:table-cell office:value-type="float" office:value="59.153125">
                <text:p>59.153125</text:p>
              </table:table-cell>
              <table:table-cell office:value-type="float" office:value="42.9203125">
                <text:p>42.9203125</text:p>
              </table:table-cell>
              <table:table-cell office:value-type="float" office:value="49.6078125">
                <text:p>49.6078125</text:p>
              </table:table-cell>
              <table:table-cell office:value-type="float" office:value="61.68046875">
                <text:p>61.68046875</text:p>
              </table:table-cell>
              <table:table-cell office:value-type="float" office:value="52.0640625">
                <text:p>52.0640625</text:p>
              </table:table-cell>
              <table:table-cell office:value-type="float" office:value="75.33671875">
                <text:p>75.33671875</text:p>
              </table:table-cell>
              <table:table-cell office:value-type="float" office:value="31.375">
                <text:p>31.375</text:p>
              </table:table-cell>
              <table:table-cell office:value-type="float" office:value="25.02890625">
                <text:p>25.02890625</text:p>
              </table:table-cell>
              <table:table-cell office:value-type="float" office:value="67.26953125">
                <text:p>67.26953125</text:p>
              </table:table-cell>
              <table:table-cell office:value-type="float" office:value="64.65859375">
                <text:p>64.65859375</text:p>
              </table:table-cell>
              <table:table-cell office:value-type="float" office:value="74.25078125">
                <text:p>74.25078125</text:p>
              </table:table-cell>
              <table:table-cell office:value-type="float" office:value="43.58828125">
                <text:p>43.58828125</text:p>
              </table:table-cell>
              <table:table-cell office:value-type="float" office:value="45.26796875">
                <text:p>45.26796875</text:p>
              </table:table-cell>
              <table:table-cell office:value-type="float" office:value="84.0703125">
                <text:p>84.0703125</text:p>
              </table:table-cell>
              <table:table-cell office:value-type="float" office:value="43.1265625">
                <text:p>43.1265625</text:p>
              </table:table-cell>
              <table:table-cell office:value-type="float" office:value="NaN">
                <text:p>NaN</text:p>
              </table:table-cell>
              <table:table-cell office:value-type="float" office:value="57.0994357638889">
                <text:p>57.09943576388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278cm" svg:y="5.993cm" chart:style-name="ch6">
              <text:p>fraction of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34.72">
                <text:p>34.72</text:p>
                <draw:g>
                  <svg:desc>'mode rate'.D12:'mode rate'.W12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4.32">
                <text:p>4.32</text:p>
              </table:table-cell>
              <table:table-cell office:value-type="float" office:value="1.09">
                <text:p>1.09</text:p>
              </table:table-cell>
              <table:table-cell office:value-type="float" office:value="4.68">
                <text:p>4.68</text:p>
              </table:table-cell>
              <table:table-cell office:value-type="float" office:value="32.71">
                <text:p>32.71</text:p>
              </table:table-cell>
              <table:table-cell office:value-type="float" office:value="45.16">
                <text:p>45.16</text:p>
              </table:table-cell>
              <table:table-cell office:value-type="float" office:value="6.76">
                <text:p>6.76</text:p>
              </table:table-cell>
              <table:table-cell office:value-type="float" office:value="0.08">
                <text:p>0.08</text:p>
              </table:table-cell>
              <table:table-cell office:value-type="float" office:value="0.22">
                <text:p>0.22</text:p>
              </table:table-cell>
              <table:table-cell office:value-type="float" office:value="0.49">
                <text:p>0.49</text:p>
              </table:table-cell>
              <table:table-cell office:value-type="float" office:value="5.29">
                <text:p>5.29</text:p>
              </table:table-cell>
              <table:table-cell office:value-type="float" office:value="0.06">
                <text:p>0.06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  <table:table-cell office:value-type="float" office:value="2.23">
                <text:p>2.23</text:p>
              </table:table-cell>
              <table:table-cell office:value-type="float" office:value="0.13">
                <text:p>0.13</text:p>
              </table:table-cell>
              <table:table-cell office:value-type="float" office:value="32.51">
                <text:p>32.51</text:p>
              </table:table-cell>
              <table:table-cell office:value-type="float" office:value="NaN">
                <text:p>NaN</text:p>
              </table:table-cell>
              <table:table-cell office:value-type="float" office:value="9.48444444444444">
                <text:p>9.48444444444444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65.28">
                <text:p>65.28</text:p>
                <draw:g>
                  <svg:desc>'mode rate'.D13:'mode rate'.W13</svg:desc>
                </draw:g>
              </table:table-cell>
              <table:table-cell office:value-type="float" office:value="99.92">
                <text:p>99.92</text:p>
              </table:table-cell>
              <table:table-cell office:value-type="float" office:value="95.68">
                <text:p>95.68</text:p>
              </table:table-cell>
              <table:table-cell office:value-type="float" office:value="98.91">
                <text:p>98.91</text:p>
              </table:table-cell>
              <table:table-cell office:value-type="float" office:value="95.32">
                <text:p>95.32</text:p>
              </table:table-cell>
              <table:table-cell office:value-type="float" office:value="67.29">
                <text:p>67.29</text:p>
              </table:table-cell>
              <table:table-cell office:value-type="float" office:value="54.84">
                <text:p>54.84</text:p>
              </table:table-cell>
              <table:table-cell office:value-type="float" office:value="93.24">
                <text:p>93.24</text:p>
              </table:table-cell>
              <table:table-cell office:value-type="float" office:value="99.92">
                <text:p>99.92</text:p>
              </table:table-cell>
              <table:table-cell office:value-type="float" office:value="99.78">
                <text:p>99.78</text:p>
              </table:table-cell>
              <table:table-cell office:value-type="float" office:value="99.51">
                <text:p>99.51</text:p>
              </table:table-cell>
              <table:table-cell office:value-type="float" office:value="94.71">
                <text:p>94.71</text:p>
              </table:table-cell>
              <table:table-cell office:value-type="float" office:value="99.94">
                <text:p>99.94</text:p>
              </table:table-cell>
              <table:table-cell office:value-type="float" office:value="99.84">
                <text:p>99.84</text:p>
              </table:table-cell>
              <table:table-cell office:value-type="float" office:value="99.97">
                <text:p>99.97</text:p>
              </table:table-cell>
              <table:table-cell office:value-type="float" office:value="97.77">
                <text:p>97.77</text:p>
              </table:table-cell>
              <table:table-cell office:value-type="float" office:value="99.87">
                <text:p>99.87</text:p>
              </table:table-cell>
              <table:table-cell office:value-type="float" office:value="67.49">
                <text:p>67.49</text:p>
              </table:table-cell>
              <table:table-cell office:value-type="float" office:value="NaN">
                <text:p>NaN</text:p>
              </table:table-cell>
              <table:table-cell office:value-type="float" office:value="90.5155555555555">
                <text:p>90.51555555555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